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8.08mm"/>
    </style:style>
    <style:style style:name="co6" style:family="table-column">
      <style:table-column-properties fo:break-before="auto" style:column-width="23.04mm"/>
    </style:style>
    <style:style style:name="co7" style:family="table-column">
      <style:table-column-properties fo:break-before="auto" style:column-width="17.66mm"/>
    </style:style>
    <style:style style:name="co8" style:family="table-column">
      <style:table-column-properties fo:break-before="auto" style:column-width="16.76mm"/>
    </style:style>
    <style:style style:name="co9" style:family="table-column">
      <style:table-column-properties fo:break-before="auto" style:column-width="12.59mm"/>
    </style:style>
    <style:style style:name="co10" style:family="table-column">
      <style:table-column-properties fo:break-before="auto" style:column-width="15.2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2.26mm"/>
    </style:style>
    <style:style style:name="co13" style:family="table-column">
      <style:table-column-properties fo:break-before="auto" style:column-width="9.56mm"/>
    </style:style>
    <style:style style:name="co14" style:family="table-column">
      <style:table-column-properties fo:break-before="auto" style:column-width="5.98mm"/>
    </style:style>
    <style:style style:name="co15" style:family="table-column">
      <style:table-column-properties fo:break-before="auto" style:column-width="7.18mm"/>
    </style:style>
    <style:style style:name="co16" style:family="table-column">
      <style:table-column-properties fo:break-before="auto" style:column-width="9.26mm"/>
    </style:style>
    <style:style style:name="co17" style:family="table-column">
      <style:table-column-properties fo:break-before="auto" style:column-width="11.66mm"/>
    </style:style>
    <style:style style:name="co18" style:family="table-column">
      <style:table-column-properties fo:break-before="auto" style:column-width="18.24mm"/>
    </style:style>
    <style:style style:name="co19" style:family="table-column">
      <style:table-column-properties fo:break-before="auto" style:column-width="10.46mm"/>
    </style:style>
    <style:style style:name="co20" style:family="table-column">
      <style:table-column-properties fo:break-before="auto" style:column-width="13.76mm"/>
    </style:style>
    <style:style style:name="co21" style:family="table-column">
      <style:table-column-properties fo:break-before="auto" style:column-width="155.91mm"/>
    </style:style>
    <style:style style:name="co22" style:family="table-column">
      <style:table-column-properties fo:break-before="auto" style:column-width="21.84mm"/>
    </style:style>
    <style:style style:name="co23" style:family="table-column">
      <style:table-column-properties fo:break-before="auto" style:column-width="7.78mm"/>
    </style:style>
    <style:style style:name="co24" style:family="table-column">
      <style:table-column-properties fo:break-before="auto" style:column-width="26.92mm"/>
    </style:style>
    <style:style style:name="co25" style:family="table-column">
      <style:table-column-properties fo:break-before="auto" style:column-width="15.33mm"/>
    </style:style>
    <style:style style:name="co26" style:family="table-column">
      <style:table-column-properties fo:break-before="auto" style:column-width="4.97mm"/>
    </style:style>
    <style:style style:name="co27" style:family="table-column">
      <style:table-column-properties fo:break-before="auto" style:column-width="15.59mm"/>
    </style:style>
    <style:style style:name="co28" style:family="table-column">
      <style:table-column-properties fo:break-before="auto" style:column-width="12.61mm"/>
    </style:style>
    <style:style style:name="co29" style:family="table-column">
      <style:table-column-properties fo:break-before="auto" style:column-width="8.52mm"/>
    </style:style>
    <style:style style:name="co30" style:family="table-column">
      <style:table-column-properties fo:break-before="auto" style:column-width="6.88mm"/>
    </style:style>
    <style:style style:name="co31" style:family="table-column">
      <style:table-column-properties fo:break-before="auto" style:column-width="10.71mm"/>
    </style:style>
    <style:style style:name="co32" style:family="table-column">
      <style:table-column-properties fo:break-before="auto" style:column-width="16.14mm"/>
    </style:style>
    <style:style style:name="co33" style:family="table-column">
      <style:table-column-properties fo:break-before="auto" style:column-width="9.61mm"/>
    </style:style>
    <style:style style:name="co34" style:family="table-column">
      <style:table-column-properties fo:break-before="auto" style:column-width="9.07mm"/>
    </style:style>
    <style:style style:name="co35" style:family="table-column">
      <style:table-column-properties fo:break-before="auto" style:column-width="9.24mm"/>
    </style:style>
    <style:style style:name="co36" style:family="table-column">
      <style:table-column-properties fo:break-before="auto" style:column-width="15.28mm"/>
    </style:style>
    <style:style style:name="co37" style:family="table-column">
      <style:table-column-properties fo:break-before="auto" style:column-width="7.32mm"/>
    </style:style>
    <style:style style:name="co38" style:family="table-column">
      <style:table-column-properties fo:break-before="auto" style:column-width="10.42mm"/>
    </style:style>
    <style:style style:name="co39" style:family="table-column">
      <style:table-column-properties fo:break-before="auto" style:column-width="8.84mm"/>
    </style:style>
    <style:style style:name="co40" style:family="table-column">
      <style:table-column-properties fo:break-before="auto" style:column-width="20.87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71mm" fo:break-before="auto" style:use-optimal-row-height="true"/>
    </style:style>
    <style:style style:name="ro5" style:family="table-row">
      <style:table-row-properties style:row-height="4.64mm" fo:break-before="auto" style:use-optimal-row-height="true"/>
    </style:style>
    <style:style style:name="ro6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0" style:family="table-cell" style:parent-style-name="Default" style:data-style-name="N112">
      <style:table-cell-properties fo:background-color="#999999" style:text-align-source="fix" style:repeat-content="false"/>
      <style:paragraph-properties fo:text-align="center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b2b2b2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14" style:family="table-cell" style:parent-style-name="Default" style:data-style-name="N112">
      <style:table-cell-properties fo:background-color="#b2b2b2" style:text-align-source="fix" style:repeat-content="false"/>
      <style:paragraph-properties fo:text-align="center"/>
    </style:style>
    <style:style style:name="ce15" style:family="table-cell" style:parent-style-name="Default" style:data-style-name="N112">
      <style:table-cell-properties fo:background-color="#b2b2b2"/>
    </style:style>
    <style:style style:name="ce16" style:family="table-cell" style:parent-style-name="Default" style:data-style-name="N112">
      <style:table-cell-properties fo:background-color="#b2b2b2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12">
      <style:text-properties fo:color="#ff3333" fo:font-weight="bold" style:font-weight-asian="bold" style:font-weight-complex="bold"/>
    </style:style>
    <style:style style:name="ce18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19" style:family="table-cell" style:parent-style-name="Default">
      <style:table-cell-properties fo:background-color="#999999" style:text-align-source="fix" style:repeat-content="false"/>
      <style:paragraph-properties fo:text-align="center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#999999" style:text-align-source="fix" style:repeat-content="false"/>
      <style:paragraph-properties fo:text-align="center"/>
      <style:text-properties fo:color="#ff3300"/>
    </style:style>
    <style:style style:name="ce22" style:family="table-cell" style:parent-style-name="Default">
      <style:table-cell-properties fo:background-color="#999999"/>
      <style:text-properties fo:color="#ff3300"/>
    </style:style>
    <style:style style:name="ce23" style:family="table-cell" style:parent-style-name="Default">
      <style:table-cell-properties fo:background-color="#999999"/>
      <style:text-properties fo:color="#ff3300" fo:font-weight="bold" style:font-weight-asian="bold" style:font-weight-complex="bold"/>
    </style:style>
    <style:style style:name="ce24" style:family="table-cell" style:parent-style-name="Default">
      <style:table-cell-properties fo:background-color="#999999"/>
      <style:text-properties fo:color="#ff3300" fo:font-weight="normal" style:font-weight-asian="normal" style:font-weight-complex="normal"/>
    </style:style>
    <style:style style:name="ce25" style:family="table-cell" style:parent-style-name="Default">
      <style:text-properties fo:color="#ff3300"/>
    </style:style>
    <style:style style:name="ce26" style:family="table-cell" style:parent-style-name="Default">
      <style:table-cell-properties fo:background-color="#999999" style:text-align-source="fix" style:repeat-content="false"/>
      <style:paragraph-properties fo:text-align="start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 style:data-style-name="N112">
      <style:table-cell-properties fo:background-color="#999999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center"/>
    </style:style>
    <style:style style:name="ce7" style:family="table-cell" style:parent-style-name="Default" style:data-style-name="N112"/>
    <style:style style:name="ce8" style:family="table-cell" style:parent-style-name="Default" style:data-style-name="N112">
      <style:table-cell-properties style:text-align-source="fix" style:repeat-content="false"/>
      <style:paragraph-properties fo:text-align="center"/>
      <style:text-properties fo:color="#ff3333"/>
    </style:style>
    <style:style style:name="ce9" style:family="table-cell" style:parent-style-name="Default" style:data-style-name="N112">
      <style:text-properties fo:color="#ff3333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2"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30" style:family="table-cell" style:parent-style-name="Default">
      <style:table-cell-properties style:text-align-source="fix" style:repeat-content="false"/>
      <style:paragraph-properties fo:text-align="center"/>
      <style:text-properties fo:color="#ff3300"/>
    </style:style>
    <style:style style:name="ce31" style:family="table-cell" style:parent-style-name="Default">
      <style:text-properties fo:color="#ff3300" fo:font-weight="bold" style:font-weight-asian="bold" style:font-weight-complex="bold"/>
    </style:style>
    <style:style style:name="ce32" style:family="table-cell" style:parent-style-name="Default">
      <style:text-properties fo:color="#ff3300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  <style:text-properties fo:color="#ff3300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ff3333"/>
    </style:style>
    <style:style style:name="ce41" style:family="table-cell" style:parent-style-name="Default" style:data-style-name="N103"/>
    <style:style style:name="ce42" style:family="table-cell" style:parent-style-name="Default" style:data-style-name="N3"/>
    <style:style style:name="ce43" style:family="table-cell" style:parent-style-name="Default">
      <style:table-cell-properties fo:background-color="#ffd320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/>
    </style:style>
    <style:style style:name="ce54" style:family="table-cell" style:parent-style-name="Default">
      <style:table-cell-properties fo:background-color="#999999" style:text-align-source="fix" style:repeat-content="false"/>
      <style:paragraph-properties fo:text-align="center"/>
    </style:style>
    <style:style style:name="ce55" style:family="table-cell" style:parent-style-name="Default">
      <style:table-cell-properties fo:background-color="#999999"/>
    </style:style>
    <style:style style:name="ce56" style:family="table-cell" style:parent-style-name="Default" style:data-style-name="N112">
      <style:table-cell-properties fo:background-color="#999999"/>
    </style:style>
    <style:style style:name="ce57" style:family="table-cell" style:parent-style-name="Default" style:data-style-name="N112">
      <style:table-cell-properties style:text-align-source="fix" style:repeat-content="false"/>
      <style:paragraph-properties fo:text-align="center"/>
    </style:style>
    <style:style style:name="ce58" style:family="table-cell" style:parent-style-name="Default" style:data-style-name="N112"/>
    <style:style style:name="ce59" style:family="table-cell" style:parent-style-name="Default" style:data-style-name="N112">
      <style:table-cell-properties style:text-align-source="fix" style:repeat-content="false"/>
      <style:paragraph-properties fo:text-align="center"/>
      <style:text-properties fo:color="#ff3333"/>
    </style:style>
    <style:style style:name="ce60" style:family="table-cell" style:parent-style-name="Default" style:data-style-name="N112">
      <style:text-properties fo:color="#ff3333"/>
    </style:style>
    <style:style style:name="ce61" style:family="table-cell" style:parent-style-name="Default" style:data-style-name="N112">
      <style:table-cell-properties fo:background-color="#999999" style:text-align-source="fix" style:repeat-content="false"/>
      <style:paragraph-properties fo:text-align="center"/>
    </style:style>
    <style:style style:name="ce62" style:family="table-cell" style:parent-style-name="Default">
      <style:table-cell-properties fo:background-color="#b2b2b2" style:text-align-source="fix" style:repeat-content="false"/>
      <style:paragraph-properties fo:text-align="center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>
      <style:table-cell-properties fo:background-color="#b2b2b2"/>
    </style:style>
    <style:style style:name="ce64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65" style:family="table-cell" style:parent-style-name="Default" style:data-style-name="N112">
      <style:table-cell-properties fo:background-color="#b2b2b2" style:text-align-source="fix" style:repeat-content="false"/>
      <style:paragraph-properties fo:text-align="center"/>
    </style:style>
    <style:style style:name="ce66" style:family="table-cell" style:parent-style-name="Default" style:data-style-name="N112">
      <style:table-cell-properties fo:background-color="#b2b2b2"/>
    </style:style>
    <style:style style:name="ce67" style:family="table-cell" style:parent-style-name="Default" style:data-style-name="N112">
      <style:table-cell-properties fo:background-color="#b2b2b2"/>
      <style:text-properties style:use-window-font-color="true" fo:font-weight="bold" style:font-weight-asian="bold" style:font-weight-complex="bold"/>
    </style:style>
    <style:style style:name="ce68" style:family="table-cell" style:parent-style-name="Default" style:data-style-name="N112">
      <style:text-properties fo:color="#ff3333" fo:font-weight="bold" style:font-weight-asian="bold" style:font-weight-complex="bold"/>
    </style:style>
    <style:style style:name="ce69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999999" style:text-align-source="fix" style:repeat-content="false"/>
      <style:paragraph-properties fo:text-align="center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ackground-color="#999999" style:text-align-source="fix" style:repeat-content="false"/>
      <style:paragraph-properties fo:text-align="center"/>
      <style:text-properties fo:color="#ff3300"/>
    </style:style>
    <style:style style:name="ce73" style:family="table-cell" style:parent-style-name="Default">
      <style:table-cell-properties fo:background-color="#999999"/>
      <style:text-properties fo:color="#ff3300"/>
    </style:style>
    <style:style style:name="ce74" style:family="table-cell" style:parent-style-name="Default">
      <style:table-cell-properties fo:background-color="#999999"/>
      <style:text-properties fo:color="#ff3300" fo:font-weight="bold" style:font-weight-asian="bold" style:font-weight-complex="bold"/>
    </style:style>
    <style:style style:name="ce75" style:family="table-cell" style:parent-style-name="Default">
      <style:table-cell-properties fo:background-color="#999999"/>
      <style:text-properties fo:color="#ff3300" fo:font-weight="normal" style:font-weight-asian="normal" style:font-weight-complex="normal"/>
    </style:style>
    <style:style style:name="ce76" style:family="table-cell" style:parent-style-name="Default">
      <style:text-properties fo:color="#ff3300"/>
    </style:style>
    <style:style style:name="ce77" style:family="table-cell" style:parent-style-name="Default">
      <style:table-cell-properties fo:background-color="#999999" style:text-align-source="fix" style:repeat-content="false"/>
      <style:paragraph-properties fo:text-align="start"/>
    </style:style>
    <style:style style:name="ce7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79" style:family="table-cell" style:parent-style-name="Default" style:data-style-name="N112"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81" style:family="table-cell" style:parent-style-name="Default">
      <style:table-cell-properties style:text-align-source="fix" style:repeat-content="false"/>
      <style:paragraph-properties fo:text-align="center"/>
      <style:text-properties fo:color="#ff3300"/>
    </style:style>
    <style:style style:name="ce82" style:family="table-cell" style:parent-style-name="Default">
      <style:text-properties fo:color="#ff3300" fo:font-weight="bold" style:font-weight-asian="bold" style:font-weight-complex="bold"/>
    </style:style>
    <style:style style:name="ce83" style:family="table-cell" style:parent-style-name="Default">
      <style:text-properties fo:color="#ff3300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start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mm"/>
      <style:text-properties fo:color="#ff3300"/>
    </style:style>
    <style:style style:name="ce87" style:family="table-cell" style:parent-style-name="Default">
      <style:table-cell-properties fo:wrap-option="wrap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ext-properties fo:color="#ff3333"/>
    </style:style>
    <style:style style:name="ce92" style:family="table-cell" style:parent-style-name="Default" style:data-style-name="N103"/>
    <style:style style:name="ce93" style:family="table-cell" style:parent-style-name="Default" style:data-style-name="N3"/>
    <style:style style:name="ce94" style:family="table-cell" style:parent-style-name="Default">
      <style:table-cell-properties fo:background-color="#ffd320"/>
    </style:style>
    <style:style style:name="ce95" style:family="table-cell" style:parent-style-name="Default">
      <style:table-cell-properties fo:border-bottom="0.74pt solid #000000" fo:border-left="none" fo:border-right="none" fo:border-top="none"/>
    </style:style>
    <style:style style:name="ce96" style:family="table-cell" style:parent-style-name="Default">
      <style:table-cell-properties fo:border="0.74pt solid #000000"/>
    </style:style>
    <style:style style:name="ce9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98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99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m再検討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ce20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1" table:number-columns-repeated="1001" table:default-cell-style-name="Default"/>
        <table:table-row table:style-name="ro1">
          <table:table-cell table:style-name="ce1" office:value-type="string" calcext:value-type="string">
            <text:p>※sustainの長さ延長により、チューニングが飛び飛びになる現象が解消</text:p>
          </table:table-cell>
          <table:table-cell/>
          <table:table-cell table:style-name="ce2" table:number-columns-repeated="3"/>
          <table:table-cell table:style-name="ce6"/>
          <table:table-cell table:style-name="ce8"/>
          <table:table-cell table:style-name="ce2"/>
          <table:table-cell table:style-name="ce11"/>
          <table:table-cell table:style-name="ce13" table:number-columns-repeated="2"/>
          <table:table-cell table:style-name="ce14"/>
          <table:table-cell table:style-name="ce18"/>
          <table:table-cell table:style-name="ce3" table:number-columns-repeated="5"/>
          <table:table-cell table:style-name="ce21"/>
          <table:table-cell table:style-name="ce26"/>
          <table:table-cell table:style-name="ce3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 calcext:value-type="string">
            <text:p>測定</text:p>
          </table:table-cell>
          <table:table-cell table:style-name="ce2" table:number-columns-repeated="2"/>
          <table:table-cell table:style-name="ce2" office:value-type="string" calcext:value-type="string">
            <text:p>測定</text:p>
          </table:table-cell>
          <table:table-cell table:style-name="ce6" office:value-type="string" calcext:value-type="string">
            <text:p>音階freq</text:p>
          </table:table-cell>
          <table:table-cell table:style-name="ce8" office:value-type="string" calcext:value-type="string">
            <text:p>freq</text:p>
          </table:table-cell>
          <table:table-cell table:style-name="ce2"/>
          <table:table-cell table:style-name="ce11" office:value-type="string" calcext:value-type="string">
            <text:p>Am scale</text:p>
          </table:table-cell>
          <table:table-cell table:style-name="ce13" office:value-type="string" calcext:value-type="string">
            <text:p>測定</text:p>
          </table:table-cell>
          <table:table-cell table:style-name="ce13" office:value-type="string" calcext:value-type="string">
            <text:p>vibrate</text:p>
          </table:table-cell>
          <table:table-cell table:style-name="ce14" office:value-type="string" calcext:value-type="string">
            <text:p>freq</text:p>
          </table:table-cell>
          <table:table-cell table:style-name="ce18" office:value-type="string" calcext:value-type="string">
            <text:p>補正(15以下)</text:p>
          </table:table-cell>
          <table:table-cell table:style-name="ce3" office:value-type="string" calcext:value-type="string">
            <text:p>補正理由</text:p>
          </table:table-cell>
          <table:table-cell table:style-name="ce3" office:value-type="string" calcext:value-type="string">
            <text:p>補正後</text:p>
          </table:table-cell>
          <table:table-cell table:style-name="ce3"/>
          <table:table-cell table:style-name="ce3" office:value-type="string" calcext:value-type="string">
            <text:p>測定</text:p>
          </table:table-cell>
          <table:table-cell table:style-name="ce3" office:value-type="string" calcext:value-type="string">
            <text:p>補正cent</text:p>
          </table:table-cell>
          <table:table-cell table:style-name="ce21" office:value-type="string" calcext:value-type="string">
            <text:p>tgt_freq</text:p>
          </table:table-cell>
          <table:table-cell table:style-name="ce26" office:value-type="string" calcext:value-type="string">
            <text:p>測定：補正後cent</text:p>
          </table:table-cell>
          <table:table-cell table:style-name="ce3"/>
          <table:table-cell table:style-name="ce2" table:number-columns-repeated="1000"/>
        </table:table-row>
        <table:table-row table:style-name="ro3">
          <table:table-cell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4" calcext:value-type="float">
            <text:p>-4</text:p>
          </table:table-cell>
          <table:table-cell table:formula="of:=[.L3]" office:value-type="float" office:value="220" calcext:value-type="float">
            <text:p>220.000</text:p>
          </table:table-cell>
          <table:table-cell table:style-name="ce9" table:formula="of:=[.F3]*POWER(2; [.E3]/1200)" office:value-type="float" office:value="219.492278835945" calcext:value-type="float">
            <text:p>219.492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float" office:value="220" calcext:value-type="float">
            <text:p>220.000</text:p>
          </table:table-cell>
          <table:table-cell table:style-name="ce19" office:value-type="string" calcext:value-type="string">
            <text:p>無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-4" calcext:value-type="float">
            <text:p>-4</text:p>
          </table:table-cell>
          <table:table-cell table:style-name="ce4"/>
          <table:table-cell table:style-name="ce22"/>
          <table:table-cell table:style-name="ce4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R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L12]" office:value-type="float" office:value="246.9415" calcext:value-type="float">
            <text:p>246.942</text:p>
          </table:table-cell>
          <table:table-cell table:style-name="ce9" table:formula="of:=[.F4]*POWER(2; [.E4]/1200)" office:value-type="float" office:value="254.177438270099" calcext:value-type="float">
            <text:p>254.177</text:p>
          </table:table-cell>
          <table:table-cell/>
          <table:table-cell table:style-name="ce12" office:value-type="string" calcext:value-type="string">
            <text:p>C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5" office:value-type="float" office:value="261.626" calcext:value-type="float">
            <text:p>261.626</text:p>
          </table:table-cell>
          <table:table-cell table:style-name="ce19"/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-15" calcext:value-type="float">
            <text:p>-15</text:p>
          </table:table-cell>
          <table:table-cell table:style-name="ce22" table:formula="of:=[.L4]*POWER(2; [.R4]/1200)" office:value-type="float" office:value="259.368975380506" calcext:value-type="float">
            <text:p>259.368975380506</text:p>
          </table:table-cell>
          <table:table-cell table:style-name="ce4" office:value-type="float" office:value="-5" calcext:value-type="float">
            <text:p>-5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R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formula="of:=([.L15]+[.L16])/2" office:value-type="float" office:value="370.046253663446" calcext:value-type="float">
            <text:p>370.046</text:p>
          </table:table-cell>
          <table:table-cell table:style-name="ce9" table:formula="of:=[.F5]*POWER(2; [.E5]/1200)" office:value-type="float" office:value="378.258441036325" calcext:value-type="float">
            <text:p>378.258</text:p>
          </table:table-cell>
          <table:table-cell/>
          <table:table-cell table:style-name="ce12" office:value-type="string" calcext:value-type="string">
            <text:p>G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5" office:value-type="float" office:value="391.995" calcext:value-type="float">
            <text:p>391.995</text:p>
          </table:table-cell>
          <table:table-cell table:style-name="ce19"/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-15" calcext:value-type="float">
            <text:p>-15</text:p>
          </table:table-cell>
          <table:table-cell table:style-name="ce22" table:formula="of:=[.L5]*POWER(2; [.R5]/1200)" office:value-type="float" office:value="388.613293419926" calcext:value-type="float">
            <text:p>388.61329341992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6]" office:value-type="float" office:value="440" calcext:value-type="float">
            <text:p>440.000</text:p>
          </table:table-cell>
          <table:table-cell table:style-name="ce9" table:formula="of:=[.F6]*POWER(2; [.E6]/1200)" office:value-type="float" office:value="436.204158483571" calcext:value-type="float">
            <text:p>436.204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5" office:value-type="float" office:value="440" calcext:value-type="float">
            <text:p>440.000</text:p>
          </table:table-cell>
          <table:table-cell table:style-name="ce19" office:value-type="string" calcext:value-type="string">
            <text:p>無</text:p>
          </table:table-cell>
          <table:table-cell table:style-name="ce4" office:value-type="string" calcext:value-type="string">
            <text:p>※音途切れ発生するため</text:p>
          </table:table-cell>
          <table:table-cell table:style-name="ce4" table:number-columns-repeated="4"/>
          <table:table-cell table:style-name="ce22"/>
          <table:table-cell table:style-name="ce4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R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7]" office:value-type="float" office:value="493.883" calcext:value-type="float">
            <text:p>493.883</text:p>
          </table:table-cell>
          <table:table-cell table:style-name="ce9" table:formula="of:=[.F7]*POWER(2; [.E7]/1200)" office:value-type="float" office:value="489.622314555322" calcext:value-type="float">
            <text:p>489.622</text:p>
          </table:table-cell>
          <table:table-cell/>
          <table:table-cell table:style-name="ce12" office:value-type="string" calcext:value-type="string">
            <text:p>B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5" office:value-type="float" office:value="493.883" calcext:value-type="float">
            <text:p>493.883</text:p>
          </table:table-cell>
          <table:table-cell table:style-name="ce19" office:value-type="string" calcext:value-type="string">
            <text:p>無</text:p>
          </table:table-cell>
          <table:table-cell table:style-name="ce4" table:number-columns-repeated="5"/>
          <table:table-cell table:style-name="ce23"/>
          <table:table-cell table:style-name="ce4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R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[.L8]" office:value-type="float" office:value="587.33" calcext:value-type="float">
            <text:p>587.330</text:p>
          </table:table-cell>
          <table:table-cell table:style-name="ce9" table:formula="of:=[.F8]*POWER(2; [.E8]/1200)" office:value-type="float" office:value="572.260222959499" calcext:value-type="float">
            <text:p>572.260</text:p>
          </table:table-cell>
          <table:table-cell/>
          <table:table-cell table:style-name="ce12" office:value-type="string" calcext:value-type="string">
            <text:p>D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office:value-type="float" office:value="587.33" calcext:value-type="float">
            <text:p>587.330</text:p>
          </table:table-cell>
          <table:table-cell table:style-name="ce19"/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-30" calcext:value-type="float">
            <text:p>-30</text:p>
          </table:table-cell>
          <table:table-cell table:style-name="ce23" table:formula="of:=[.L8]*POWER(2; [.R8]/1200)" office:value-type="float" office:value="577.240022143582" calcext:value-type="float">
            <text:p>577.240022143582</text:p>
          </table:table-cell>
          <table:table-cell table:style-name="ce4" office:value-type="float" office:value="-6" calcext:value-type="float">
            <text:p>-6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R7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8" calcext:value-type="float">
            <text:p>-28</text:p>
          </table:table-cell>
          <table:table-cell table:formula="of:=[.L9]" office:value-type="float" office:value="659.255" calcext:value-type="float">
            <text:p>659.255</text:p>
          </table:table-cell>
          <table:table-cell table:style-name="ce9" table:formula="of:=[.F9]*POWER(2; [.E9]/1200)" office:value-type="float" office:value="648.67834360849" calcext:value-type="float">
            <text:p>648.678</text:p>
          </table:table-cell>
          <table:table-cell/>
          <table:table-cell table:style-name="ce12" office:value-type="string" calcext:value-type="string">
            <text:p>E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office:value-type="float" office:value="659.255" calcext:value-type="float">
            <text:p>659.255</text:p>
          </table:table-cell>
          <table:table-cell table:style-name="ce19"/>
          <table:table-cell table:style-name="ce4"/>
          <table:table-cell table:style-name="ce4" office:value-type="string" calcext:value-type="string">
            <text:p>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-35" calcext:value-type="float">
            <text:p>-35</text:p>
          </table:table-cell>
          <table:table-cell table:style-name="ce23" table:formula="of:=[.L9]*POWER(2; [.R9]/1200)" office:value-type="float" office:value="646.060799879584" calcext:value-type="float">
            <text:p>646.060799879584</text:p>
          </table:table-cell>
          <table:table-cell table:style-name="ce4" office:value-type="float" office:value="-4" calcext:value-type="float">
            <text:p>-4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R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10]" office:value-type="float" office:value="880" calcext:value-type="float">
            <text:p>880.000</text:p>
          </table:table-cell>
          <table:table-cell table:style-name="ce9" table:formula="of:=[.F10]*POWER(2; [.E10]/1200)" office:value-type="float" office:value="872.408316967143" calcext:value-type="float">
            <text:p>872.408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office:value-type="float" office:value="880" calcext:value-type="float">
            <text:p>880.000</text:p>
          </table:table-cell>
          <table:table-cell table:style-name="ce19" office:value-type="string" calcext:value-type="string">
            <text:p>無</text:p>
          </table:table-cell>
          <table:table-cell table:style-name="ce4" table:number-columns-repeated="5"/>
          <table:table-cell table:style-name="ce23"/>
          <table:table-cell table:style-name="ce4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L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3" calcext:value-type="float">
            <text:p>-43</text:p>
          </table:table-cell>
          <table:table-cell table:formula="of:=[.L11]" office:value-type="float" office:value="523.252" calcext:value-type="float">
            <text:p>523.252</text:p>
          </table:table-cell>
          <table:table-cell table:style-name="ce9" table:formula="of:=[.F11]*POWER(2; [.E11]/1200)" office:value-type="float" office:value="510.415658078462" calcext:value-type="float">
            <text:p>510.416</text:p>
          </table:table-cell>
          <table:table-cell/>
          <table:table-cell table:style-name="ce12" office:value-type="string" calcext:value-type="string">
            <text:p>C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table:formula="of:=[.L4]*2" office:value-type="float" office:value="523.252" calcext:value-type="float">
            <text:p>523.252</text:p>
          </table:table-cell>
          <table:table-cell table:style-name="ce19"/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-32" calcext:value-type="float">
            <text:p>-32</text:p>
          </table:table-cell>
          <table:table-cell table:style-name="ce23" table:formula="of:=[.L11]*POWER(2; [.R11]/1200)" office:value-type="float" office:value="513.669087129575" calcext:value-type="float">
            <text:p>513.669087129575</text:p>
          </table:table-cell>
          <table:table-cell table:style-name="ce4" office:value-type="float" office:value="-5" calcext:value-type="float">
            <text:p>-5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23" calcext:value-type="float">
            <text:p>-23</text:p>
          </table:table-cell>
          <table:table-cell table:formula="of:=[.L12]" office:value-type="float" office:value="246.9415" calcext:value-type="float">
            <text:p>246.942</text:p>
          </table:table-cell>
          <table:table-cell table:style-name="ce9" table:formula="of:=[.F12]*POWER(2; [.E12]/1200)" office:value-type="float" office:value="243.682499283501" calcext:value-type="float">
            <text:p>243.682</text:p>
          </table:table-cell>
          <table:table-cell/>
          <table:table-cell table:style-name="ce12" office:value-type="string" calcext:value-type="string">
            <text:p>B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table:formula="of:=[.L7]/2" office:value-type="float" office:value="246.9415" calcext:value-type="float">
            <text:p>246.942</text:p>
          </table:table-cell>
          <table:table-cell table:style-name="ce19"/>
          <table:table-cell table:style-name="ce4"/>
          <table:table-cell table:style-name="ce4" office:value-type="string" calcext:value-type="string">
            <text:p>B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-15" calcext:value-type="float">
            <text:p>-15</text:p>
          </table:table-cell>
          <table:table-cell table:style-name="ce24" table:formula="of:=[.L12]*POWER(2; [.R12]/1200)" office:value-type="float" office:value="244.811157277661" calcext:value-type="float">
            <text:p>244.811157277661</text:p>
          </table:table-cell>
          <table:table-cell table:style-name="ce4" office:value-type="float" office:value="-5" calcext:value-type="float">
            <text:p>-5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L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L13]" office:value-type="float" office:value="293.665" calcext:value-type="float">
            <text:p>293.665</text:p>
          </table:table-cell>
          <table:table-cell table:style-name="ce9" table:formula="of:=[.F13]*POWER(2; [.E13]/1200)" office:value-type="float" office:value="292.648996283346" calcext:value-type="float">
            <text:p>292.649</text:p>
          </table:table-cell>
          <table:table-cell/>
          <table:table-cell table:style-name="ce12" office:value-type="string" calcext:value-type="string">
            <text:p>D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5" table:formula="of:=[.L8]/2" office:value-type="float" office:value="293.665" calcext:value-type="float">
            <text:p>293.665</text:p>
          </table:table-cell>
          <table:table-cell table:style-name="ce19" office:value-type="string" calcext:value-type="string">
            <text:p>無</text:p>
          </table:table-cell>
          <table:table-cell table:style-name="ce4" table:number-columns-repeated="5"/>
          <table:table-cell table:style-name="ce22"/>
          <table:table-cell table:style-name="ce4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L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8" calcext:value-type="float">
            <text:p>-28</text:p>
          </table:table-cell>
          <table:table-cell table:formula="of:=[.L14]" office:value-type="float" office:value="329.6275" calcext:value-type="float">
            <text:p>329.628</text:p>
          </table:table-cell>
          <table:table-cell table:style-name="ce9" table:formula="of:=[.F14]*POWER(2; [.E14]/1200)" office:value-type="float" office:value="324.339171804245" calcext:value-type="float">
            <text:p>324.339</text:p>
          </table:table-cell>
          <table:table-cell/>
          <table:table-cell table:style-name="ce12" office:value-type="string" calcext:value-type="string">
            <text:p>E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5" table:formula="of:=[.L9]/2" office:value-type="float" office:value="329.6275" calcext:value-type="float">
            <text:p>329.628</text:p>
          </table:table-cell>
          <table:table-cell table:style-name="ce19"/>
          <table:table-cell table:style-name="ce4"/>
          <table:table-cell table:style-name="ce4" office:value-type="string" calcext:value-type="string">
            <text:p>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-15" calcext:value-type="float">
            <text:p>-15</text:p>
          </table:table-cell>
          <table:table-cell table:style-name="ce22" table:formula="of:=[.L14]*POWER(2; [.R14]/1200)" office:value-type="float" office:value="326.783832387599" calcext:value-type="float">
            <text:p>326.78383238759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L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[.L15]" office:value-type="float" office:value="349.228" calcext:value-type="float">
            <text:p>349.228</text:p>
          </table:table-cell>
          <table:table-cell table:style-name="ce9" table:formula="of:=[.F15]*POWER(2; [.E15]/1200)" office:value-type="float" office:value="340.26746998059" calcext:value-type="float">
            <text:p>340.267</text:p>
          </table:table-cell>
          <table:table-cell/>
          <table:table-cell table:style-name="ce12" office:value-type="string" calcext:value-type="string">
            <text:p>F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5" office:value-type="float" office:value="349.228" calcext:value-type="float">
            <text:p>349.228</text:p>
          </table:table-cell>
          <table:table-cell table:style-name="ce19"/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-15" calcext:value-type="float">
            <text:p>-15</text:p>
          </table:table-cell>
          <table:table-cell table:style-name="ce22" table:formula="of:=[.L15]*POWER(2; [.R15]/1200)" office:value-type="float" office:value="346.215240588411" calcext:value-type="float">
            <text:p>346.21524058841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L6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formula="of:=([.L15]+[.L16])/2" office:value-type="float" office:value="370.046253663446" calcext:value-type="float">
            <text:p>370.046</text:p>
          </table:table-cell>
          <table:table-cell table:style-name="ce9" table:formula="of:=[.F16]*POWER(2; [.E16]/1200)" office:value-type="float" office:value="378.258441036325" calcext:value-type="float">
            <text:p>378.258</text:p>
          </table:table-cell>
          <table:table-cell/>
          <table:table-cell table:style-name="ce12" office:value-type="string" calcext:value-type="string">
            <text:p>G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-5" calcext:value-type="float">
            <text:p>-5</text:p>
          </table:table-cell>
          <table:table-cell table:style-name="ce16" table:formula="of:=[.L5]*POWER(2; [.K16]/1200)" office:value-type="float" office:value="390.864507326892" calcext:value-type="float">
            <text:p>390.865</text:p>
          </table:table-cell>
          <table:table-cell table:style-name="ce19"/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-15" calcext:value-type="float">
            <text:p>-15</text:p>
          </table:table-cell>
          <table:table-cell table:style-name="ce22" table:formula="of:=[.L16]*POWER(2; [.R16]/1200)" office:value-type="float" office:value="387.492553408233" calcext:value-type="float">
            <text:p>387.492553408233</text:p>
          </table:table-cell>
          <table:table-cell table:style-name="ce4" office:value-type="float" office:value="-8" calcext:value-type="float">
            <text:p>-8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L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3" calcext:value-type="float">
            <text:p>-33</text:p>
          </table:table-cell>
          <table:table-cell table:formula="of:=[.L17]" office:value-type="float" office:value="698.456" calcext:value-type="float">
            <text:p>698.456</text:p>
          </table:table-cell>
          <table:table-cell table:style-name="ce9" table:formula="of:=[.F17]*POWER(2; [.E17]/1200)" office:value-type="float" office:value="685.268434801426" calcext:value-type="float">
            <text:p>685.268</text:p>
          </table:table-cell>
          <table:table-cell/>
          <table:table-cell table:style-name="ce12" office:value-type="string" calcext:value-type="string">
            <text:p>F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table:formula="of:=[.L15]*2" office:value-type="float" office:value="698.456" calcext:value-type="float">
            <text:p>698.456</text:p>
          </table:table-cell>
          <table:table-cell table:style-name="ce19"/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-34" calcext:value-type="float">
            <text:p>-34</text:p>
          </table:table-cell>
          <table:table-cell table:style-name="ce23" table:formula="of:=[.L17]*POWER(2; [.R17]/1200)" office:value-type="float" office:value="684.872722529023" calcext:value-type="float">
            <text:p>684.872722529023</text:p>
          </table:table-cell>
          <table:table-cell table:style-name="ce4" office:value-type="float" office:value="-7" calcext:value-type="float">
            <text:p>-7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L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[.L18]" office:value-type="float" office:value="781.729014653785" calcext:value-type="float">
            <text:p>781.729</text:p>
          </table:table-cell>
          <table:table-cell table:style-name="ce9" table:formula="of:=[.F18]*POWER(2; [.E18]/1200)" office:value-type="float" office:value="759.474707062687" calcext:value-type="float">
            <text:p>759.475</text:p>
          </table:table-cell>
          <table:table-cell/>
          <table:table-cell table:style-name="ce12" office:value-type="string" calcext:value-type="string">
            <text:p>G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table:formula="of:=[.L16]*2" office:value-type="float" office:value="781.729014653785" calcext:value-type="float">
            <text:p>781.729</text:p>
          </table:table-cell>
          <table:table-cell table:style-name="ce19"/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-30" calcext:value-type="float">
            <text:p>-30</text:p>
          </table:table-cell>
          <table:table-cell table:style-name="ce23" table:formula="of:=[.L18]*POWER(2; [.R18]/1200)" office:value-type="float" office:value="768.299378082222" calcext:value-type="float">
            <text:p>768.299378082222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00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table:style-name="ce3" table:number-columns-repeated="5"/>
          <table:table-cell table:style-name="ce4" office:value-type="string" calcext:value-type="string">
            <text:p>上記から推測される校正前の周波数</text:p>
          </table:table-cell>
          <table:table-cell table:style-name="ce10"/>
          <table:table-cell table:style-name="ce4" table:number-columns-repeated="2"/>
          <table:table-cell table:number-columns-repeated="2"/>
          <table:table-cell table:style-name="ce6"/>
          <table:table-cell table:number-columns-repeated="1009"/>
        </table:table-row>
        <table:table-row table:style-name="ro3">
          <table:table-cell table:style-name="ce4" office:value-type="string" calcext:value-type="string">
            <text:p>R1</text:p>
          </table:table-cell>
          <table:table-cell table:style-name="ce5"/>
          <table:table-cell table:style-name="ce4" table:number-columns-repeated="3"/>
          <table:table-cell table:style-name="ce5" table:formula="of:=[.G3]" office:value-type="float" office:value="219.492278835945" calcext:value-type="float">
            <text:p>219.492</text:p>
          </table:table-cell>
          <table:table-cell table:style-name="ce5"/>
          <table:table-cell table:style-name="ce4" table:number-columns-repeated="2"/>
          <table:table-cell table:number-columns-repeated="1012"/>
        </table:table-row>
        <table:table-row table:style-name="ro3">
          <table:table-cell table:style-name="ce4" office:value-type="string" calcext:value-type="string">
            <text:p>R2</text:p>
          </table:table-cell>
          <table:table-cell table:style-name="ce4" table:number-columns-repeated="4"/>
          <table:table-cell table:style-name="ce5" table:formula="of:=[.F4]*[.S4]/[.G4]" office:value-type="float" office:value="251.985244126445" calcext:value-type="float">
            <text:p>251.985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R3</text:p>
          </table:table-cell>
          <table:table-cell table:style-name="ce4" table:number-columns-repeated="4"/>
          <table:table-cell table:style-name="ce5" table:formula="of:=[.F5]*[.S5]/[.G5]" office:value-type="float" office:value="380.176296819367" calcext:value-type="float">
            <text:p>380.176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R4</text:p>
          </table:table-cell>
          <table:table-cell table:style-name="ce4" table:number-columns-repeated="4"/>
          <table:table-cell table:style-name="ce5" table:formula="of:=[.G6]" office:value-type="float" office:value="436.204158483571" calcext:value-type="float">
            <text:p>436.204</text:p>
          </table:table-cell>
          <table:table-cell table:style-name="ce5"/>
          <table:table-cell table:style-name="ce4" table:number-columns-repeated="2"/>
          <table:table-cell table:number-columns-repeated="1012"/>
        </table:table-row>
        <table:table-row table:style-name="ro3">
          <table:table-cell table:style-name="ce4" office:value-type="string" calcext:value-type="string">
            <text:p>R5</text:p>
          </table:table-cell>
          <table:table-cell table:style-name="ce4" table:number-columns-repeated="4"/>
          <table:table-cell table:style-name="ce5" table:formula="of:=[.L7]" office:value-type="float" office:value="493.883" calcext:value-type="float">
            <text:p>493.883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R6</text:p>
          </table:table-cell>
          <table:table-cell table:style-name="ce4" table:number-columns-repeated="4"/>
          <table:table-cell table:style-name="ce5" table:formula="of:=[.F8]*[.S8]/[.G8]" office:value-type="float" office:value="592.440936139615" calcext:value-type="float">
            <text:p>592.441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R7</text:p>
          </table:table-cell>
          <table:table-cell table:style-name="ce4" table:number-columns-repeated="4"/>
          <table:table-cell table:style-name="ce5" table:formula="of:=[.F9]*[.S9]/[.G9]" office:value-type="float" office:value="656.594777398147" calcext:value-type="float">
            <text:p>656.595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R8</text:p>
          </table:table-cell>
          <table:table-cell table:style-name="ce4" table:number-columns-repeated="4"/>
          <table:table-cell table:style-name="ce5" table:formula="of:=[.L10]" office:value-type="float" office:value="880" calcext:value-type="float">
            <text:p>880.000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L1</text:p>
          </table:table-cell>
          <table:table-cell table:style-name="ce4" table:number-columns-repeated="4"/>
          <table:table-cell table:style-name="ce5" table:formula="of:=[.F11]*[.S11]/[.G11]" office:value-type="float" office:value="526.587248891583" calcext:value-type="float">
            <text:p>526.587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L2</text:p>
          </table:table-cell>
          <table:table-cell table:style-name="ce4" table:number-columns-repeated="4"/>
          <table:table-cell table:style-name="ce5" table:formula="of:=[.F12]*[.S12]/[.G12]" office:value-type="float" office:value="248.085252624355" calcext:value-type="float">
            <text:p>248.085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L3</text:p>
          </table:table-cell>
          <table:table-cell table:style-name="ce4" table:number-columns-repeated="4"/>
          <table:table-cell table:style-name="ce5" table:formula="of:=[.L13]" office:value-type="float" office:value="293.665" calcext:value-type="float">
            <text:p>293.665</text:p>
          </table:table-cell>
          <table:table-cell table:style-name="ce5"/>
          <table:table-cell table:style-name="ce4" table:number-columns-repeated="2"/>
          <table:table-cell table:number-columns-repeated="1012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4" table:number-columns-repeated="4"/>
          <table:table-cell table:style-name="ce5" table:formula="of:=[.F14]*[.S14]/[.G14]" office:value-type="float" office:value="332.112020608339" calcext:value-type="float">
            <text:p>332.112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L5</text:p>
          </table:table-cell>
          <table:table-cell table:style-name="ce4" table:number-columns-repeated="4"/>
          <table:table-cell table:style-name="ce5" table:formula="of:=[.F15]*[.S15]/[.G15]" office:value-type="float" office:value="355.332397913637" calcext:value-type="float">
            <text:p>355.332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L6</text:p>
          </table:table-cell>
          <table:table-cell table:style-name="ce4" table:number-columns-repeated="4"/>
          <table:table-cell table:style-name="ce5" table:formula="of:=[.F16]*[.S16]/[.G16]" office:value-type="float" office:value="379.079888655887" calcext:value-type="float">
            <text:p>379.080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L7</text:p>
          </table:table-cell>
          <table:table-cell table:style-name="ce4" table:number-columns-repeated="4"/>
          <table:table-cell table:style-name="ce5" table:formula="of:=[.F17]*[.S17]/[.G17]" office:value-type="float" office:value="698.052672490812" calcext:value-type="float">
            <text:p>698.053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>
          <table:table-cell table:style-name="ce4" office:value-type="string" calcext:value-type="string">
            <text:p>L8</text:p>
          </table:table-cell>
          <table:table-cell table:style-name="ce4" table:number-columns-repeated="4"/>
          <table:table-cell table:style-name="ce5" table:formula="of:=[.F18]*[.S18]/[.G18]" office:value-type="float" office:value="790.812268271835" calcext:value-type="float">
            <text:p>790.812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7"/>
          <table:table-cell table:number-columns-repeated="1009"/>
        </table:table-row>
        <table:table-row table:style-name="ro3" table:number-rows-repeated="1048538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_Am" table:style-name="ta1">
        <table:table-column table:style-name="co1" table:number-columns-repeated="5" table:default-cell-style-name="Default"/>
        <table:table-column table:style-name="co2" table:default-cell-style-name="ce7"/>
        <table:table-column table:style-name="co3" table:default-cell-style-name="ce7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ce20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1" table:number-columns-repeated="1001" table:default-cell-style-name="Default"/>
        <table:table-row table:style-name="ro4">
          <table:table-cell table:style-name="ce2"/>
          <table:table-cell table:style-name="ce2" office:value-type="string" calcext:value-type="string">
            <text:p>測定</text:p>
          </table:table-cell>
          <table:table-cell table:style-name="ce2" table:number-columns-repeated="3"/>
          <table:table-cell table:style-name="ce6" office:value-type="string" calcext:value-type="string">
            <text:p>音階freq</text:p>
          </table:table-cell>
          <table:table-cell table:style-name="ce8" office:value-type="string" calcext:value-type="string">
            <text:p>freq</text:p>
          </table:table-cell>
          <table:table-cell table:style-name="ce2"/>
          <table:table-cell table:style-name="ce27" office:value-type="string" calcext:value-type="string">
            <text:p>Am scale</text:p>
          </table:table-cell>
          <table:table-cell table:style-name="ce2"/>
          <table:table-cell table:style-name="ce2" office:value-type="string" calcext:value-type="string">
            <text:p>vibrate</text:p>
          </table:table-cell>
          <table:table-cell table:style-name="ce6" office:value-type="string" calcext:value-type="string">
            <text:p>freq</text:p>
          </table:table-cell>
          <table:table-cell table:style-name="ce29" office:value-type="string" calcext:value-type="string">
            <text:p>補正(15以下)</text:p>
          </table:table-cell>
          <table:table-cell table:style-name="ce2" office:value-type="string" calcext:value-type="string">
            <text:p>補正理由</text:p>
          </table:table-cell>
          <table:table-cell table:style-name="ce2" office:value-type="string" calcext:value-type="string">
            <text:p>補正後</text:p>
          </table:table-cell>
          <table:table-cell table:style-name="ce2" table:number-columns-repeated="2"/>
          <table:table-cell table:style-name="ce2" office:value-type="string" calcext:value-type="string">
            <text:p>補正cent</text:p>
          </table:table-cell>
          <table:table-cell table:style-name="ce30" office:value-type="string" calcext:value-type="string">
            <text:p>tgt_freq</text:p>
          </table:table-cell>
          <table:table-cell table:style-name="ce33" office:value-type="string" calcext:value-type="string">
            <text:p>補正後cent</text:p>
          </table:table-cell>
          <table:table-cell table:style-name="ce2" table:number-columns-repeated="1001"/>
        </table:table-row>
        <table:table-row table:style-name="ro3">
          <table:table-cell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4" calcext:value-type="float">
            <text:p>-4</text:p>
          </table:table-cell>
          <table:table-cell table:formula="of:=[.L2]" office:value-type="float" office:value="220" calcext:value-type="float">
            <text:p>220.000</text:p>
          </table:table-cell>
          <table:table-cell table:style-name="ce9" table:formula="of:=[.F2]*POWER(2; [.E2]/1200)" office:value-type="float" office:value="219.492278835945" calcext:value-type="float">
            <text:p>219.49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0" calcext:value-type="float">
            <text:p>220.000</text:p>
          </table:table-cell>
          <table:table-cell office:value-type="string" calcext:value-type="string">
            <text:p>無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R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L11]" office:value-type="float" office:value="246.9415" calcext:value-type="float">
            <text:p>246.942</text:p>
          </table:table-cell>
          <table:table-cell table:style-name="ce9" table:formula="of:=[.F3]*POWER(2; [.E3]/1200)" office:value-type="float" office:value="254.177438270099" calcext:value-type="float">
            <text:p>254.17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1.626" calcext:value-type="float">
            <text:p>261.626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table:formula="of:=[.L3]*POWER(2; [.R3]/1200)" office:value-type="float" office:value="259.368975380506" calcext:value-type="float">
            <text:p>259.368975380506</text:p>
          </table:table-cell>
          <table:table-cell office:value-type="float" office:value="-5" calcext:value-type="float">
            <text:p>-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R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formula="of:=([.L14]+[.L15])/2" office:value-type="float" office:value="370.046253663446" calcext:value-type="float">
            <text:p>370.046</text:p>
          </table:table-cell>
          <table:table-cell table:style-name="ce9" table:formula="of:=[.F4]*POWER(2; [.E4]/1200)" office:value-type="float" office:value="378.258441036325" calcext:value-type="float">
            <text:p>378.258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1.995" calcext:value-type="float">
            <text:p>391.995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table:formula="of:=[.L4]*POWER(2; [.R4]/1200)" office:value-type="float" office:value="388.613293419926" calcext:value-type="float">
            <text:p>388.613293419926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5]" office:value-type="float" office:value="440" calcext:value-type="float">
            <text:p>440.000</text:p>
          </table:table-cell>
          <table:table-cell table:style-name="ce9" table:formula="of:=[.F5]*POWER(2; [.E5]/1200)" office:value-type="float" office:value="436.204158483571" calcext:value-type="float">
            <text:p>436.20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0" calcext:value-type="float">
            <text:p>440.000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※音途切れ発生するため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6]" office:value-type="float" office:value="493.883" calcext:value-type="float">
            <text:p>493.883</text:p>
          </table:table-cell>
          <table:table-cell table:style-name="ce9" table:formula="of:=[.F6]*POWER(2; [.E6]/1200)" office:value-type="float" office:value="489.622314555322" calcext:value-type="float">
            <text:p>489.62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93.883" calcext:value-type="float">
            <text:p>493.883</text:p>
          </table:table-cell>
          <table:table-cell office:value-type="string" calcext:value-type="string">
            <text:p>無</text:p>
          </table:table-cell>
          <table:table-cell table:number-columns-repeated="5"/>
          <table:table-cell table:style-name="ce31"/>
          <table:table-cell table:number-columns-repeated="1002"/>
        </table:table-row>
        <table:table-row table:style-name="ro3">
          <table:table-cell office:value-type="string" calcext:value-type="string">
            <text:p>R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[.L7]" office:value-type="float" office:value="587.33" calcext:value-type="float">
            <text:p>587.330</text:p>
          </table:table-cell>
          <table:table-cell table:style-name="ce9" table:formula="of:=[.F7]*POWER(2; [.E7]/1200)" office:value-type="float" office:value="572.260222959499" calcext:value-type="float">
            <text:p>572.26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7.33" calcext:value-type="float">
            <text:p>587.330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-30" calcext:value-type="float">
            <text:p>-30</text:p>
          </table:table-cell>
          <table:table-cell table:style-name="ce31" table:formula="of:=[.L7]*POWER(2; [.R7]/1200)" office:value-type="float" office:value="577.240022143582" calcext:value-type="float">
            <text:p>577.240022143582</text:p>
          </table:table-cell>
          <table:table-cell office:value-type="float" office:value="-6" calcext:value-type="float">
            <text:p>-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R7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8" calcext:value-type="float">
            <text:p>-28</text:p>
          </table:table-cell>
          <table:table-cell table:formula="of:=[.L8]" office:value-type="float" office:value="659.255" calcext:value-type="float">
            <text:p>659.255</text:p>
          </table:table-cell>
          <table:table-cell table:style-name="ce9" table:formula="of:=[.F8]*POWER(2; [.E8]/1200)" office:value-type="float" office:value="648.67834360849" calcext:value-type="float">
            <text:p>648.678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9.255" calcext:value-type="float">
            <text:p>659.255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-35" calcext:value-type="float">
            <text:p>-35</text:p>
          </table:table-cell>
          <table:table-cell table:style-name="ce31" table:formula="of:=[.L8]*POWER(2; [.R8]/1200)" office:value-type="float" office:value="646.060799879584" calcext:value-type="float">
            <text:p>646.060799879584</text:p>
          </table:table-cell>
          <table:table-cell office:value-type="float" office:value="-4" calcext:value-type="float">
            <text:p>-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R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9]" office:value-type="float" office:value="880" calcext:value-type="float">
            <text:p>880.000</text:p>
          </table:table-cell>
          <table:table-cell table:style-name="ce9" table:formula="of:=[.F9]*POWER(2; [.E9]/1200)" office:value-type="float" office:value="872.408316967143" calcext:value-type="float">
            <text:p>872.40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0" calcext:value-type="float">
            <text:p>880.000</text:p>
          </table:table-cell>
          <table:table-cell office:value-type="string" calcext:value-type="string">
            <text:p>無</text:p>
          </table:table-cell>
          <table:table-cell table:number-columns-repeated="5"/>
          <table:table-cell table:style-name="ce31"/>
          <table:table-cell table:number-columns-repeated="1002"/>
        </table:table-row>
        <table:table-row table:style-name="ro3">
          <table:table-cell office:value-type="string" calcext:value-type="string">
            <text:p>L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3" calcext:value-type="float">
            <text:p>-43</text:p>
          </table:table-cell>
          <table:table-cell table:formula="of:=[.L10]" office:value-type="float" office:value="523.252" calcext:value-type="float">
            <text:p>523.252</text:p>
          </table:table-cell>
          <table:table-cell table:style-name="ce9" table:formula="of:=[.F10]*POWER(2; [.E10]/1200)" office:value-type="float" office:value="510.415658078462" calcext:value-type="float">
            <text:p>510.4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[.L3]*2" office:value-type="float" office:value="523.252" calcext:value-type="float">
            <text:p>523.252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32" calcext:value-type="float">
            <text:p>-32</text:p>
          </table:table-cell>
          <table:table-cell table:style-name="ce31" table:formula="of:=[.L10]*POWER(2; [.R10]/1200)" office:value-type="float" office:value="513.669087129575" calcext:value-type="float">
            <text:p>513.669087129575</text:p>
          </table:table-cell>
          <table:table-cell office:value-type="float" office:value="-5" calcext:value-type="float">
            <text:p>-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23" calcext:value-type="float">
            <text:p>-23</text:p>
          </table:table-cell>
          <table:table-cell table:formula="of:=[.L11]" office:value-type="float" office:value="246.9415" calcext:value-type="float">
            <text:p>246.942</text:p>
          </table:table-cell>
          <table:table-cell table:style-name="ce9" table:formula="of:=[.F11]*POWER(2; [.E11]/1200)" office:value-type="float" office:value="243.682499283501" calcext:value-type="float">
            <text:p>243.68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table:formula="of:=[.L6]/2" office:value-type="float" office:value="246.9415" calcext:value-type="float">
            <text:p>246.942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-15" calcext:value-type="float">
            <text:p>-15</text:p>
          </table:table-cell>
          <table:table-cell table:style-name="ce32" table:formula="of:=[.L11]*POWER(2; [.R11]/1200)" office:value-type="float" office:value="244.811157277661" calcext:value-type="float">
            <text:p>244.811157277661</text:p>
          </table:table-cell>
          <table:table-cell office:value-type="float" office:value="-5" calcext:value-type="float">
            <text:p>-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L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L12]" office:value-type="float" office:value="293.665" calcext:value-type="float">
            <text:p>293.665</text:p>
          </table:table-cell>
          <table:table-cell table:style-name="ce9" table:formula="of:=[.F12]*POWER(2; [.E12]/1200)" office:value-type="float" office:value="292.648996283346" calcext:value-type="float">
            <text:p>292.649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table:formula="of:=[.L7]/2" office:value-type="float" office:value="293.665" calcext:value-type="float">
            <text:p>293.665</text:p>
          </table:table-cell>
          <table:table-cell office:value-type="string" calcext:value-type="string">
            <text:p>無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L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8" calcext:value-type="float">
            <text:p>-28</text:p>
          </table:table-cell>
          <table:table-cell table:formula="of:=[.L13]" office:value-type="float" office:value="329.6275" calcext:value-type="float">
            <text:p>329.628</text:p>
          </table:table-cell>
          <table:table-cell table:style-name="ce9" table:formula="of:=[.F13]*POWER(2; [.E13]/1200)" office:value-type="float" office:value="324.339171804245" calcext:value-type="float">
            <text:p>324.339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L8]/2" office:value-type="float" office:value="329.6275" calcext:value-type="float">
            <text:p>329.628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table:formula="of:=[.L13]*POWER(2; [.R13]/1200)" office:value-type="float" office:value="326.783832387599" calcext:value-type="float">
            <text:p>326.783832387599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L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[.L14]" office:value-type="float" office:value="349.228" calcext:value-type="float">
            <text:p>349.228</text:p>
          </table:table-cell>
          <table:table-cell table:style-name="ce9" table:formula="of:=[.F14]*POWER(2; [.E14]/1200)" office:value-type="float" office:value="340.26746998059" calcext:value-type="float">
            <text:p>340.26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9.228" calcext:value-type="float">
            <text:p>349.228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  <table:table-cell table:formula="of:=[.L14]*POWER(2; [.R14]/1200)" office:value-type="float" office:value="346.215240588411" calcext:value-type="float">
            <text:p>346.215240588411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L6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formula="of:=([.L14]+[.L15])/2" office:value-type="float" office:value="370.046253663446" calcext:value-type="float">
            <text:p>370.046</text:p>
          </table:table-cell>
          <table:table-cell table:style-name="ce9" table:formula="of:=[.F15]*POWER(2; [.E15]/1200)" office:value-type="float" office:value="378.258441036325" calcext:value-type="float">
            <text:p>378.258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style-name="ce28" table:formula="of:=[.L4]*POWER(2; [.K15]/1200)" office:value-type="float" office:value="390.864507326892" calcext:value-type="float">
            <text:p>390.865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5" calcext:value-type="float">
            <text:p>-15</text:p>
          </table:table-cell>
          <table:table-cell table:formula="of:=[.L15]*POWER(2; [.R15]/1200)" office:value-type="float" office:value="387.492553408233" calcext:value-type="float">
            <text:p>387.492553408233</text:p>
          </table:table-cell>
          <table:table-cell office:value-type="float" office:value="-8" calcext:value-type="float">
            <text:p>-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L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3" calcext:value-type="float">
            <text:p>-33</text:p>
          </table:table-cell>
          <table:table-cell table:formula="of:=[.L16]" office:value-type="float" office:value="698.456" calcext:value-type="float">
            <text:p>698.456</text:p>
          </table:table-cell>
          <table:table-cell table:style-name="ce9" table:formula="of:=[.F16]*POWER(2; [.E16]/1200)" office:value-type="float" office:value="685.268434801426" calcext:value-type="float">
            <text:p>685.26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table:formula="of:=[.L14]*2" office:value-type="float" office:value="698.456" calcext:value-type="float">
            <text:p>698.456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-34" calcext:value-type="float">
            <text:p>-34</text:p>
          </table:table-cell>
          <table:table-cell table:style-name="ce31" table:formula="of:=[.L16]*POWER(2; [.R16]/1200)" office:value-type="float" office:value="684.872722529023" calcext:value-type="float">
            <text:p>684.872722529023</text:p>
          </table:table-cell>
          <table:table-cell office:value-type="float" office:value="-7" calcext:value-type="float">
            <text:p>-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L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[.L17]" office:value-type="float" office:value="781.729014653785" calcext:value-type="float">
            <text:p>781.729</text:p>
          </table:table-cell>
          <table:table-cell table:style-name="ce9" table:formula="of:=[.F17]*POWER(2; [.E17]/1200)" office:value-type="float" office:value="759.474707062687" calcext:value-type="float">
            <text:p>759.475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table:formula="of:=[.L15]*2" office:value-type="float" office:value="781.729014653785" calcext:value-type="float">
            <text:p>781.729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-30" calcext:value-type="float">
            <text:p>-30</text:p>
          </table:table-cell>
          <table:table-cell table:style-name="ce31" table:formula="of:=[.L17]*POWER(2; [.R17]/1200)" office:value-type="float" office:value="768.299378082222" calcext:value-type="float">
            <text:p>768.299378082222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table:style-name="ce2" table:number-columns-repeated="5"/>
          <table:table-cell table:style-name="Default" office:value-type="string" calcext:value-type="string">
            <text:p>上記から推測される校正前の周波数</text:p>
          </table:table-cell>
          <table:table-cell table:style-name="ce6"/>
          <table:table-cell table:number-columns-repeated="4"/>
          <table:table-cell table:style-name="ce6"/>
          <table:table-cell table:number-columns-repeated="1009"/>
        </table:table-row>
        <table:table-row table:style-name="ro3">
          <table:table-cell office:value-type="string" calcext:value-type="string">
            <text:p>R1</text:p>
          </table:table-cell>
          <table:table-cell table:style-name="ce7"/>
          <table:table-cell table:number-columns-repeated="3"/>
          <table:table-cell table:formula="of:=[.G2]" office:value-type="float" office:value="219.492278835945" calcext:value-type="float">
            <text:p>219.49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2</text:p>
          </table:table-cell>
          <table:table-cell table:number-columns-repeated="4"/>
          <table:table-cell table:formula="of:=[.F3]*[.S3]/[.G3]" office:value-type="float" office:value="251.985244126445" calcext:value-type="float">
            <text:p>251.985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R3</text:p>
          </table:table-cell>
          <table:table-cell table:number-columns-repeated="4"/>
          <table:table-cell table:formula="of:=[.F4]*[.S4]/[.G4]" office:value-type="float" office:value="380.176296819367" calcext:value-type="float">
            <text:p>380.176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R4</text:p>
          </table:table-cell>
          <table:table-cell table:number-columns-repeated="4"/>
          <table:table-cell table:formula="of:=[.G5]" office:value-type="float" office:value="436.204158483571" calcext:value-type="float">
            <text:p>436.20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5</text:p>
          </table:table-cell>
          <table:table-cell table:number-columns-repeated="4"/>
          <table:table-cell table:formula="of:=[.L6]" office:value-type="float" office:value="493.883" calcext:value-type="float">
            <text:p>493.883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R6</text:p>
          </table:table-cell>
          <table:table-cell table:number-columns-repeated="4"/>
          <table:table-cell table:formula="of:=[.F7]*[.S7]/[.G7]" office:value-type="float" office:value="592.440936139615" calcext:value-type="float">
            <text:p>592.441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R7</text:p>
          </table:table-cell>
          <table:table-cell table:number-columns-repeated="4"/>
          <table:table-cell table:formula="of:=[.F8]*[.S8]/[.G8]" office:value-type="float" office:value="656.594777398147" calcext:value-type="float">
            <text:p>656.595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R8</text:p>
          </table:table-cell>
          <table:table-cell table:number-columns-repeated="4"/>
          <table:table-cell table:formula="of:=[.L9]" office:value-type="float" office:value="880" calcext:value-type="float">
            <text:p>880.000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L1</text:p>
          </table:table-cell>
          <table:table-cell table:number-columns-repeated="4"/>
          <table:table-cell table:formula="of:=[.F10]*[.S10]/[.G10]" office:value-type="float" office:value="526.587248891583" calcext:value-type="float">
            <text:p>526.587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L2</text:p>
          </table:table-cell>
          <table:table-cell table:number-columns-repeated="4"/>
          <table:table-cell table:formula="of:=[.F11]*[.S11]/[.G11]" office:value-type="float" office:value="248.085252624355" calcext:value-type="float">
            <text:p>248.085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L3</text:p>
          </table:table-cell>
          <table:table-cell table:number-columns-repeated="4"/>
          <table:table-cell table:formula="of:=[.L12]" office:value-type="float" office:value="293.665" calcext:value-type="float">
            <text:p>293.66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4</text:p>
          </table:table-cell>
          <table:table-cell table:number-columns-repeated="4"/>
          <table:table-cell table:formula="of:=[.F13]*[.S13]/[.G13]" office:value-type="float" office:value="332.112020608339" calcext:value-type="float">
            <text:p>332.112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L5</text:p>
          </table:table-cell>
          <table:table-cell table:number-columns-repeated="4"/>
          <table:table-cell table:formula="of:=[.F14]*[.S14]/[.G14]" office:value-type="float" office:value="355.332397913637" calcext:value-type="float">
            <text:p>355.332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L6</text:p>
          </table:table-cell>
          <table:table-cell table:number-columns-repeated="4"/>
          <table:table-cell table:formula="of:=[.F15]*[.S15]/[.G15]" office:value-type="float" office:value="379.079888655887" calcext:value-type="float">
            <text:p>379.080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L7</text:p>
          </table:table-cell>
          <table:table-cell table:number-columns-repeated="4"/>
          <table:table-cell table:formula="of:=[.F16]*[.S16]/[.G16]" office:value-type="float" office:value="698.052672490812" calcext:value-type="float">
            <text:p>698.053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>
          <table:table-cell office:value-type="string" calcext:value-type="string">
            <text:p>L8</text:p>
          </table:table-cell>
          <table:table-cell table:number-columns-repeated="4"/>
          <table:table-cell table:formula="of:=[.F17]*[.S17]/[.G17]" office:value-type="float" office:value="790.812268271835" calcext:value-type="float">
            <text:p>790.812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3" table:number-rows-repeated="1048539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Am以外" table:style-name="ta1"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ce2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1" table:default-cell-style-name="ce25"/>
        <table:table-column table:style-name="co11" table:number-columns-repeated="2" table:default-cell-style-name="Default"/>
        <table:table-row table:style-name="ro3">
          <table:table-cell table:style-name="ce27" office:value-type="string" calcext:value-type="string">
            <text:p>Am</text:p>
          </table:table-cell>
          <table:table-cell/>
          <table:table-cell table:style-name="ce2" table:number-columns-repeated="2"/>
          <table:table-cell office:value-type="string" calcext:value-type="string">
            <text:p>校正前の周波数</text:p>
          </table:table-cell>
          <table:table-cell/>
          <table:table-cell office:value-type="string" calcext:value-type="string">
            <text:p>Fm</text:p>
          </table:table-cell>
          <table:table-cell table:number-columns-repeated="2"/>
          <table:table-cell office:value-type="string" calcext:value-type="string">
            <text:p>Am base</text:p>
          </table:table-cell>
          <table:table-cell office:value-type="string" calcext:value-type="string">
            <text:p>元ファイル</text:p>
          </table:table-cell>
          <table:table-cell table:style-name="ce35" office:value-type="string" calcext:value-type="string">
            <text:p>target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9.492278835945" calcext:value-type="float">
            <text:p>219.492278835945</text:p>
          </table:table-cell>
          <table:table-cell/>
          <table:table-cell table:style-name="ce34" office:value-type="string" calcext:value-type="string">
            <text:p>R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74.614" calcext:value-type="float">
            <text:p>174.6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1.985244126445" calcext:value-type="float">
            <text:p>251.985244126445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Ab/G#</text:p>
          </table:table-cell>
          <table:table-cell/>
          <table:table-cell office:value-type="string" calcext:value-type="string">
            <text:p>A4 or G3</text:p>
          </table:table-cell>
          <table:table-cell office:value-type="string" calcext:value-type="string">
            <text:p>R1</text:p>
          </table:table-cell>
          <table:table-cell office:value-type="float" office:value="207.652" calcext:value-type="float">
            <text:p>207.6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3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80.176296819368" calcext:value-type="float">
            <text:p>380.176296819368</text:p>
          </table:table-cell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Eb/D#</text:p>
          </table:table-cell>
          <table:table-cell/>
          <table:table-cell office:value-type="string" calcext:value-type="string">
            <text:p>E4 or D4</text:p>
          </table:table-cell>
          <table:table-cell office:value-type="string" calcext:value-type="string">
            <text:p>L4</text:p>
          </table:table-cell>
          <table:table-cell office:value-type="float" office:value="311.127" calcext:value-type="float">
            <text:p>311.1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6.204158483571" calcext:value-type="float">
            <text:p>436.204158483571</text:p>
          </table:table-cell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5</text:p>
          </table:table-cell>
          <table:table-cell office:value-type="float" office:value="349.228" calcext:value-type="float">
            <text:p>349.2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93.883" calcext:value-type="float">
            <text:p>493.883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3</text:p>
          </table:table-cell>
          <table:table-cell office:value-type="float" office:value="391.995" calcext:value-type="float">
            <text:p>391.9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2.440936139615" calcext:value-type="float">
            <text:p>592.440936139615</text:p>
          </table:table-cell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Bb/A#</text:p>
          </table:table-cell>
          <table:table-cell/>
          <table:table-cell office:value-type="string" calcext:value-type="string">
            <text:p>B4 or A4</text:p>
          </table:table-cell>
          <table:table-cell office:value-type="string" calcext:value-type="string">
            <text:p>R5</text:p>
          </table:table-cell>
          <table:table-cell office:value-type="float" office:value="466.164" calcext:value-type="float">
            <text:p>466.16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7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6.594777398147" calcext:value-type="float">
            <text:p>656.594777398147</text:p>
          </table:table-cell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1</text:p>
          </table:table-cell>
          <table:table-cell office:value-type="float" office:value="523.251" calcext:value-type="float">
            <text:p>523.25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7</text:p>
          </table:table-cell>
          <table:table-cell office:value-type="float" office:value="698.456" calcext:value-type="float">
            <text:p>698.4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26.587248891583" calcext:value-type="float">
            <text:p>526.587248891583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Ab/G#</text:p>
          </table:table-cell>
          <table:table-cell/>
          <table:table-cell office:value-type="string" calcext:value-type="string">
            <text:p>A4 or G4</text:p>
          </table:table-cell>
          <table:table-cell office:value-type="string" calcext:value-type="string">
            <text:p>R4</text:p>
          </table:table-cell>
          <table:table-cell office:value-type="float" office:value="415.305" calcext:value-type="float">
            <text:p>415.30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8.085252624355" calcext:value-type="float">
            <text:p>248.085252624355</text:p>
          </table:table-cell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95.998" calcext:value-type="float">
            <text:p>195.9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3.665" calcext:value-type="float">
            <text:p>293.665</text:p>
          </table:table-cell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Bb/A#</text:p>
          </table:table-cell>
          <table:table-cell/>
          <table:table-cell office:value-type="string" calcext:value-type="string">
            <text:p>B3 or A3</text:p>
          </table:table-cell>
          <table:table-cell office:value-type="string" calcext:value-type="string">
            <text:p>L2</text:p>
          </table:table-cell>
          <table:table-cell office:value-type="float" office:value="233.082" calcext:value-type="float">
            <text:p>233.0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32.112020608339" calcext:value-type="float">
            <text:p>332.112020608339</text:p>
          </table:table-cell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2</text:p>
          </table:table-cell>
          <table:table-cell office:value-type="float" office:value="261.626" calcext:value-type="float">
            <text:p>261.6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5.332397913637" calcext:value-type="float">
            <text:p>355.332397913637</text:p>
          </table:table-cell>
          <table:table-cell/>
          <table:table-cell office:value-type="string" calcext:value-type="string">
            <text:p>L5</text:p>
          </table:table-cell>
          <table:table-cell office:value-type="string" calcext:value-type="string">
            <text:p>Db/C#</text:p>
          </table:table-cell>
          <table:table-cell/>
          <table:table-cell office:value-type="string" calcext:value-type="string">
            <text:p>D4 or C4</text:p>
          </table:table-cell>
          <table:table-cell office:value-type="string" calcext:value-type="string">
            <text:p>L3</text:p>
          </table:table-cell>
          <table:table-cell office:value-type="float" office:value="277.183" calcext:value-type="float">
            <text:p>277.18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6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79.079888655887" calcext:value-type="float">
            <text:p>379.079888655887</text:p>
          </table:table-cell>
          <table:table-cell/>
          <table:table-cell office:value-type="string" calcext:value-type="string">
            <text:p>L6</text:p>
          </table:table-cell>
          <table:table-cell office:value-type="string" calcext:value-type="string">
            <text:p>Eb/D#</text:p>
          </table:table-cell>
          <table:table-cell/>
          <table:table-cell office:value-type="string" calcext:value-type="string">
            <text:p>E4 or D4</text:p>
          </table:table-cell>
          <table:table-cell office:value-type="string" calcext:value-type="string">
            <text:p>L4</text:p>
          </table:table-cell>
          <table:table-cell office:value-type="float" office:value="311.127" calcext:value-type="float">
            <text:p>311.1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8.052672490812" calcext:value-type="float">
            <text:p>698.052672490812</text:p>
          </table:table-cell>
          <table:table-cell/>
          <table:table-cell office:value-type="string" calcext:value-type="string">
            <text:p>L7</text:p>
          </table:table-cell>
          <table:table-cell office:value-type="string" calcext:value-type="string">
            <text:p>Db/C#</text:p>
          </table:table-cell>
          <table:table-cell/>
          <table:table-cell office:value-type="string" calcext:value-type="string">
            <text:p>D5 or C5</text:p>
          </table:table-cell>
          <table:table-cell office:value-type="string" calcext:value-type="string">
            <text:p>L1</text:p>
          </table:table-cell>
          <table:table-cell office:value-type="float" office:value="554.365" calcext:value-type="float">
            <text:p>554.3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90.812268271835" calcext:value-type="float">
            <text:p>790.812268271835</text:p>
          </table:table-cell>
          <table:table-cell/>
          <table:table-cell office:value-type="string" calcext:value-type="string">
            <text:p>L8</text:p>
          </table:table-cell>
          <table:table-cell office:value-type="string" calcext:value-type="string">
            <text:p>Eb/D#</text:p>
          </table:table-cell>
          <table:table-cell/>
          <table:table-cell office:value-type="string" calcext:value-type="string">
            <text:p>E5 or D5</text:p>
          </table:table-cell>
          <table:table-cell office:value-type="string" calcext:value-type="string">
            <text:p>R7</text:p>
          </table:table-cell>
          <table:table-cell office:value-type="float" office:value="622.254" calcext:value-type="float">
            <text:p>622.254</text:p>
          </table:table-cell>
          <table:table-cell table:number-columns-repeated="2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m</text:p>
          </table:table-cell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Bm</text:p>
          </table:table-cell>
          <table:table-cell office:value-type="string" calcext:value-type="string">
            <text:p>元ファイル</text:p>
          </table:table-cell>
          <table:table-cell table:style-name="ce35" office:value-type="string" calcext:value-type="string">
            <text:p>target</text:p>
          </table:table-cell>
          <table:table-cell table:style-name="ce27"/>
          <table:table-cell/>
        </table:table-row>
        <table:table-row table:style-name="ro3">
          <table:table-cell table:number-columns-repeated="6"/>
          <table:table-cell table:style-name="ce34" office:value-type="string" calcext:value-type="string">
            <text:p>R1</text:p>
          </table:table-cell>
          <table:table-cell table:formula="of:=[.B2]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2</text:p>
          </table:table-cell>
          <table:table-cell office:value-type="float" office:value="246.942" calcext:value-type="float">
            <text:p>246.942</text:p>
          </table:table-cell>
          <table:table-cell table:style-name="ce34"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R2</text:p>
          </table:table-cell>
          <table:table-cell table:formula="of:=[.B3]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3</text:p>
          </table:table-cell>
          <table:table-cell office:value-type="float" office:value="293.665" calcext:value-type="float">
            <text:p>293.665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R3</text:p>
          </table:table-cell>
          <table:table-cell table:formula="of:=[.B4]" office:value-type="string" office:string-value="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4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R4</text:p>
          </table:table-cell>
          <table:table-cell table:formula="of:=[.B5]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5</text:p>
          </table:table-cell>
          <table:table-cell office:value-type="float" office:value="493.883" calcext:value-type="float">
            <text:p>493.883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R5</text:p>
          </table:table-cell>
          <table:table-cell table:formula="of:=[.B6]" office:value-type="string" office:string-value="B" calcext:value-type="string">
            <text:p>B</text:p>
          </table:table-cell>
          <table:table-cell office:value-type="string" calcext:value-type="string">
            <text:p>Db/C#</text:p>
          </table:table-cell>
          <table:table-cell office:value-type="string" calcext:value-type="string">
            <text:p>D5b or C5#</text:p>
          </table:table-cell>
          <table:table-cell office:value-type="string" calcext:value-type="string">
            <text:p>R6</text:p>
          </table:table-cell>
          <table:table-cell office:value-type="float" office:value="554.365" calcext:value-type="float">
            <text:p>554.365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R6</text:p>
          </table:table-cell>
          <table:table-cell table:formula="of:=[.B7]" office:value-type="string" office:string-value="D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R7</text:p>
          </table:table-cell>
          <table:table-cell office:value-type="float" office:value="659.255" calcext:value-type="float">
            <text:p>659.255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R7</text:p>
          </table:table-cell>
          <table:table-cell table:formula="of:=[.B8]" office:value-type="string" office:string-value="E" calcext:value-type="string">
            <text:p>E</text:p>
          </table:table-cell>
          <table:table-cell office:value-type="string" calcext:value-type="string">
            <text:p>Gb/F#</text:p>
          </table:table-cell>
          <table:table-cell office:value-type="string" calcext:value-type="string">
            <text:p>G5b/F5#</text:p>
          </table:table-cell>
          <table:table-cell office:value-type="string" calcext:value-type="string">
            <text:p>L8</text:p>
          </table:table-cell>
          <table:table-cell office:value-type="float" office:value="739.989" calcext:value-type="float">
            <text:p>739.989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R8</text:p>
          </table:table-cell>
          <table:table-cell table:formula="of:=[.B9]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8</text:p>
          </table:table-cell>
          <table:table-cell office:value-type="float" office:value="987.767" calcext:value-type="float">
            <text:p>987.767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L1</text:p>
          </table:table-cell>
          <table:table-cell table:formula="of:=[.B10]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R6</text:p>
          </table:table-cell>
          <table:table-cell office:value-type="float" office:value="587.33" calcext:value-type="float">
            <text:p>587.33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L2</text:p>
          </table:table-cell>
          <table:table-cell table:formula="of:=[.B11]" office:value-type="string" office:string-value="B" calcext:value-type="string">
            <text:p>B</text:p>
          </table:table-cell>
          <table:table-cell office:value-type="string" calcext:value-type="string">
            <text:p>Db/C#</text:p>
          </table:table-cell>
          <table:table-cell office:value-type="string" calcext:value-type="string">
            <text:p>D4b/C4#</text:p>
          </table:table-cell>
          <table:table-cell office:value-type="string" calcext:value-type="string">
            <text:p>L3</text:p>
          </table:table-cell>
          <table:table-cell office:value-type="float" office:value="277.183" calcext:value-type="float">
            <text:p>277.183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L3</text:p>
          </table:table-cell>
          <table:table-cell table:formula="of:=[.B12]" office:value-type="string" office:string-value="D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4</text:p>
          </table:table-cell>
          <table:table-cell office:value-type="float" office:value="329.628" calcext:value-type="float">
            <text:p>329.628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L4</text:p>
          </table:table-cell>
          <table:table-cell table:formula="of:=[.B13]" office:value-type="string" office:string-value="E" calcext:value-type="string">
            <text:p>E</text:p>
          </table:table-cell>
          <table:table-cell office:value-type="string" calcext:value-type="string">
            <text:p>Gb/F#</text:p>
          </table:table-cell>
          <table:table-cell office:value-type="string" calcext:value-type="string">
            <text:p>G4b/F4#</text:p>
          </table:table-cell>
          <table:table-cell office:value-type="string" calcext:value-type="string">
            <text:p>R3</text:p>
          </table:table-cell>
          <table:table-cell office:value-type="float" office:value="369.994" calcext:value-type="float">
            <text:p>369.994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L5</text:p>
          </table:table-cell>
          <table:table-cell table:formula="of:=[.B14]" office:value-type="string" office:string-value="F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R3</text:p>
          </table:table-cell>
          <table:table-cell office:value-type="float" office:value="391.995" calcext:value-type="float">
            <text:p>391.995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L6</text:p>
          </table:table-cell>
          <table:table-cell table:formula="of:=[.B15]" office:value-type="string" office:string-value="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4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L7</text:p>
          </table:table-cell>
          <table:table-cell table:formula="of:=[.B16]" office:value-type="string" office:string-value="F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L8</text:p>
          </table:table-cell>
          <table:table-cell office:value-type="float" office:value="783.991" calcext:value-type="float">
            <text:p>783.991</text:p>
          </table:table-cell>
          <table:table-cell/>
          <table:table-cell table:style-name="ce7"/>
        </table:table-row>
        <table:table-row table:style-name="ro3">
          <table:table-cell table:number-columns-repeated="6"/>
          <table:table-cell office:value-type="string" calcext:value-type="string">
            <text:p>L8</text:p>
          </table:table-cell>
          <table:table-cell table:formula="of:=[.B17]" office:value-type="string" office:string-value="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8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7"/>
        </table:table-row>
        <table:table-row table:style-name="ro3" table:number-rows-repeated="104854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mpression" table:style-name="ta1">
        <table:shapes>
          <draw:frame draw:z-index="0" draw:style-name="gr1" draw:text-style-name="P1" svg:width="159.99mm" svg:height="89.99mm" svg:x="136.17mm" svg:y="14.54mm">
            <loext:p draw:notify-on-update-of-ranges="compression.B3:compression.B14 compression.C3:compression.C14 compression.D3:compression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number-columns-repeated="4" table:default-cell-style-name="Default"/>
        <table:table-row table:style-name="ro3">
          <table:table-cell office:value-type="string" calcext:value-type="string">
            <text:p>tone num</text:p>
          </table:table-cell>
          <table:table-cell office:value-type="string" calcext:value-type="string">
            <text:p>sqrt</text:p>
          </table:table-cell>
          <table:table-cell office:value-type="string" calcext:value-type="string">
            <text:p>log(num,2.7)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SQRT([.A2])" office:value-type="float" office:value="1" calcext:value-type="float">
            <text:p>1</text:p>
          </table:table-cell>
          <table:table-cell table:formula="of:=LOG([.A2];2.7)" office:value-type="float" office:value="0" calcext:value-type="float">
            <text:p>0</text:p>
          </table:table-cell>
          <table:table-cell table:formula="of:=LOG([.$A2];[.$D$1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SQRT([.A3])" office:value-type="float" office:value="1.4142135623731" calcext:value-type="float">
            <text:p>1.4142135623731</text:p>
          </table:table-cell>
          <table:table-cell table:formula="of:=LOG([.A3];2.7)" office:value-type="float" office:value="0.697856474455816" calcext:value-type="float">
            <text:p>0.697856474455816</text:p>
          </table:table-cell>
          <table:table-cell table:formula="of:=LOG([.$A3];[.$D$1])" office:value-type="float" office:value="0.630929753571457" calcext:value-type="float">
            <text:p>0.63092975357145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SQRT([.A4])" office:value-type="float" office:value="1.73205080756888" calcext:value-type="float">
            <text:p>1.73205080756888</text:p>
          </table:table-cell>
          <table:table-cell table:formula="of:=LOG([.A4];2.7)" office:value-type="float" office:value="1.10607634289794" calcext:value-type="float">
            <text:p>1.10607634289794</text:p>
          </table:table-cell>
          <table:table-cell table:formula="of:=LOG([.$A4];[.$D$1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SQRT([.A5])" office:value-type="float" office:value="2" calcext:value-type="float">
            <text:p>2</text:p>
          </table:table-cell>
          <table:table-cell table:formula="of:=LOG([.A5];2.7)" office:value-type="float" office:value="1.39571294891163" calcext:value-type="float">
            <text:p>1.39571294891163</text:p>
          </table:table-cell>
          <table:table-cell table:formula="of:=LOG([.$A5];[.$D$1])" office:value-type="float" office:value="1.26185950714291" calcext:value-type="float">
            <text:p>1.2618595071429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SQRT([.A6])" office:value-type="float" office:value="2.23606797749979" calcext:value-type="float">
            <text:p>2.23606797749979</text:p>
          </table:table-cell>
          <table:table-cell table:formula="of:=LOG([.A6];2.7)" office:value-type="float" office:value="1.62037255423801" calcext:value-type="float">
            <text:p>1.62037255423801</text:p>
          </table:table-cell>
          <table:table-cell table:formula="of:=LOG([.$A6];[.$D$1])" office:value-type="float" office:value="1.46497352071793" calcext:value-type="float">
            <text:p>1.4649735207179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SQRT([.A7])" office:value-type="float" office:value="2.44948974278318" calcext:value-type="float">
            <text:p>2.44948974278318</text:p>
          </table:table-cell>
          <table:table-cell table:formula="of:=LOG([.A7];2.7)" office:value-type="float" office:value="1.80393281735376" calcext:value-type="float">
            <text:p>1.80393281735376</text:p>
          </table:table-cell>
          <table:table-cell table:formula="of:=LOG([.$A7];[.$D$1])" office:value-type="float" office:value="1.63092975357146" calcext:value-type="float">
            <text:p>1.6309297535714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SQRT([.A8])" office:value-type="float" office:value="2.64575131106459" calcext:value-type="float">
            <text:p>2.64575131106459</text:p>
          </table:table-cell>
          <table:table-cell table:formula="of:=LOG([.A8];2.7)" office:value-type="float" office:value="1.9591308084533" calcext:value-type="float">
            <text:p>1.9591308084533</text:p>
          </table:table-cell>
          <table:table-cell table:formula="of:=LOG([.$A8];[.$D$1])" office:value-type="float" office:value="1.77124374916142" calcext:value-type="float">
            <text:p>1.7712437491614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SQRT([.A9])" office:value-type="float" office:value="2.82842712474619" calcext:value-type="float">
            <text:p>2.82842712474619</text:p>
          </table:table-cell>
          <table:table-cell table:formula="of:=LOG([.A9];2.7)" office:value-type="float" office:value="2.09356942336745" calcext:value-type="float">
            <text:p>2.09356942336745</text:p>
          </table:table-cell>
          <table:table-cell table:formula="of:=LOG([.$A9];[.$D$1])" office:value-type="float" office:value="1.89278926071437" calcext:value-type="float">
            <text:p>1.8927892607143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SQRT([.A10])" office:value-type="float" office:value="3" calcext:value-type="float">
            <text:p>3</text:p>
          </table:table-cell>
          <table:table-cell table:formula="of:=LOG([.A10];2.7)" office:value-type="float" office:value="2.21215268579588" calcext:value-type="float">
            <text:p>2.21215268579588</text:p>
          </table:table-cell>
          <table:table-cell table:formula="of:=LOG([.$A10];[.$D$1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SQRT([.A11])" office:value-type="float" office:value="3.16227766016838" calcext:value-type="float">
            <text:p>3.16227766016838</text:p>
          </table:table-cell>
          <table:table-cell table:formula="of:=LOG([.A11];2.7)" office:value-type="float" office:value="2.31822902869382" calcext:value-type="float">
            <text:p>2.31822902869382</text:p>
          </table:table-cell>
          <table:table-cell table:formula="of:=LOG([.$A11];[.$D$1])" office:value-type="float" office:value="2.09590327428938" calcext:value-type="float">
            <text:p>2.09590327428938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SQRT([.A12])" office:value-type="float" office:value="3.3166247903554" calcext:value-type="float">
            <text:p>3.3166247903554</text:p>
          </table:table-cell>
          <table:table-cell table:formula="of:=LOG([.A12];2.7)" office:value-type="float" office:value="2.4141867530032" calcext:value-type="float">
            <text:p>2.4141867530032</text:p>
          </table:table-cell>
          <table:table-cell table:formula="of:=LOG([.$A12];[.$D$1])" office:value-type="float" office:value="2.18265833864414" calcext:value-type="float">
            <text:p>2.18265833864414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SQRT([.A13])" office:value-type="float" office:value="3.46410161513775" calcext:value-type="float">
            <text:p>3.46410161513775</text:p>
          </table:table-cell>
          <table:table-cell table:formula="of:=LOG([.A13];2.7)" office:value-type="float" office:value="2.50178929180957" calcext:value-type="float">
            <text:p>2.50178929180957</text:p>
          </table:table-cell>
          <table:table-cell table:formula="of:=LOG([.$A13];[.$D$1])" office:value-type="float" office:value="2.26185950714291" calcext:value-type="float">
            <text:p>2.2618595071429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SQRT([.A14])" office:value-type="float" office:value="3.60555127546399" calcext:value-type="float">
            <text:p>3.60555127546399</text:p>
          </table:table-cell>
          <table:table-cell table:formula="of:=LOG([.A14];2.7)" office:value-type="float" office:value="2.58237581563822" calcext:value-type="float">
            <text:p>2.58237581563822</text:p>
          </table:table-cell>
          <table:table-cell table:formula="of:=LOG([.$A14];[.$D$1])" office:value-type="float" office:value="2.33471751947279" calcext:value-type="float">
            <text:p>2.33471751947279</text:p>
          </table:table-cell>
        </table:table-row>
      </table:table>
      <table:table table:name="cost" table:style-name="ta1">
        <table:table-column table:style-name="co13" table:default-cell-style-name="Default"/>
        <table:table-column table:style-name="co21" table:default-cell-style-name="ce3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number-columns-repeated="1019" table:default-cell-style-name="Default"/>
        <table:table-row table:style-name="ro3">
          <table:table-cell office:value-type="string" calcext:value-type="string">
            <text:p>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q.</text:p>
          </table:table-cell>
          <table:table-cell office:value-type="string" calcext:value-type="string">
            <text:p>price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ound Disc 10 x 2 mm Magnets Neodymium</text:p>
          </table:table-cell>
          <table:table-cell office:value-type="string" calcext:value-type="string">
            <text:p>ebay</text:p>
          </table:table-cell>
          <table:table-cell office:value-type="float" office:value="50" calcext:value-type="float">
            <text:p>5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必要数16</text:p>
          </table:table-cell>
          <table:table-cell table:number-columns-repeated="1018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s5611 Gy-63 Atmospheric Pressure Sensor Module Iic/Spi Communication D3J5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table:number-columns-repeated="101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Raspberry pi Zero V1.3 Original Camera Connector Pi0 Version 1.3 board 1GHz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1402" calcext:value-type="float">
            <text:p>1402</text:p>
          </table:table-cell>
          <table:table-cell table:number-columns-repeated="101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eodym Stabmagnete D 3x 4mm N35 Nickel hält 320 g extrem starker Magnet</text:p>
          </table:table-cell>
          <table:table-cell office:value-type="string" calcext:value-type="string">
            <text:p>ebay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必要数8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TC Heater 5V 1.2-2W 80 Celsius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I2S PCM5102A DAC Decoder 32bit Player Module Than ES9023 PCM1794 Fr Raspberry P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AM8403 DC 5V 2*3W Dual Channel Audio Amplifier Mini Amp Board Volume USB Power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MT3608 DC 2A Step Up Power Booster Module 2v-24v Boost Converter Regulator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10mm 100ft BGA High Temperature Heat Resistant Polyimide Gold Kapton Tape 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必要量1/10以下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【P-02667】　電池ボックス　単３×３本　リード線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8" office:value-type="string" calcext:value-type="string">
            <text:p>【R-16561】　カーボン抵抗（炭素皮膜抵抗）　１／６Ｗ　５６０Ω　（１００本入）</text:p>
          </table:table-cell>
          <table:table-cell office:value-type="string" calcext:value-type="string">
            <text:p>秋月電子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必要数２０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9" office:value-type="string" calcext:value-type="string">
            <text:p>【I-02995】　ＰＳｏＣ　ＣＹ８Ｃ２０１Ａ０－ＳＸ２Ｉ</text:p>
          </table:table-cell>
          <table:table-cell office:value-type="string" calcext:value-type="string">
            <text:p>秋月電子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39" office:value-type="string" calcext:value-type="string">
            <text:p>【P-06541】　ＳＯＰ１６ピンＤＩＰ変換基板</text:p>
          </table:table-cell>
          <table:table-cell office:value-type="string" calcext:value-type="string">
            <text:p>秋月電子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【P-08792】　スライドスイッチ　ＳＳ－１２Ｆ１５－Ｇ８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【I-06168】　低電圧ショットキーダイオード（４５Ｖ１０Ａ）ＳＢＭ１０４５ＶＳＳ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9" office:value-type="string" calcext:value-type="string">
            <text:p>【P-10023】　０．３ｍｍ厚両面ユニバーサル基板　Ｂタイプ（９５×７２ｍｍ）　ノンスルホール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シリコンシート 1mm 100x100</text:p>
          </table:table-cell>
          <table:table-cell office:value-type="string" calcext:value-type="string">
            <text:p>Unid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3mm LED</text:p>
          </table:table-cell>
          <table:table-cell office:value-type="string" calcext:value-type="string">
            <text:p>手持ち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【C-06650】　２．５ｍｍ標準ＤＣジャック　パネル取付用　ＭＪ－１５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【P-11608】　耐熱電子ワイヤー　赤色　２０ｍ　導体外径０．３６ｍｍ（ＡＷＧ２８相当）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必要量1/10以下</text:p>
          </table:table-cell>
          <table:table-cell table:number-columns-repeated="101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【P-11609】　耐熱電子ワイヤー　黒色　２０ｍ　導体外径０．３６ｍｍ（ＡＷＧ２８相当）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必要量1/10以下</text:p>
          </table:table-cell>
          <table:table-cell table:number-columns-repeated="1018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40" office:value-type="string" calcext:value-type="string">
            <text:p>板材 100x5x900</text:p>
          </table:table-cell>
          <table:table-cell table:style-name="ce40" office:value-type="string" calcext:value-type="string">
            <text:p>島崎商店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200" calcext:value-type="float">
            <text:p>1200</text:p>
          </table:table-cell>
          <table:table-cell table:style-name="ce40" office:value-type="string" calcext:value-type="string">
            <text:p>１枚600?</text:p>
          </table:table-cell>
          <table:table-cell table:style-name="ce40" table:number-columns-repeated="1018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40" office:value-type="string" calcext:value-type="string">
            <text:p>板材 20x5x900</text:p>
          </table:table-cell>
          <table:table-cell table:style-name="ce40" office:value-type="string" calcext:value-type="string">
            <text:p>島崎商店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table:number-columns-repeated="1019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40" office:value-type="string" calcext:value-type="string">
            <text:p>板材 30x5x900</text:p>
          </table:table-cell>
          <table:table-cell table:style-name="ce40" office:value-type="string" calcext:value-type="string">
            <text:p>島崎商店？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板材 10x2x900</text:p>
          </table:table-cell>
          <table:table-cell office:value-type="string" calcext:value-type="string">
            <text:p>島崎商店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Dayton Audio HARB252-8</text:p>
          </table:table-cell>
          <table:table-cell office:value-type="string" calcext:value-type="string">
            <text:p>横浜ベイサイドネット</text:p>
          </table:table-cell>
          <table:table-cell office:value-type="float" office:value="1" calcext:value-type="float">
            <text:p>1</text:p>
          </table:table-cell>
          <table:table-cell office:value-type="float" office:value="2789" calcext:value-type="float">
            <text:p>2789</text:p>
          </table:table-cell>
          <table:table-cell table:number-columns-repeated="1019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ヒノキ材 10x10x1000</text:p>
          </table:table-cell>
          <table:table-cell office:value-type="string" calcext:value-type="string">
            <text:p>コーナン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まな板(10mm厚)</text:p>
          </table:table-cell>
          <table:table-cell office:value-type="string" calcext:value-type="string">
            <text:p>Cando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TOSHIBA micro SD 16GB</text:p>
          </table:table-cell>
          <table:table-cell office:value-type="string" calcext:value-type="string">
            <text:p>rakuten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table:number-columns-repeated="101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アクリル 2mm厚 100x100ぐらい</text:p>
          </table:table-cell>
          <table:table-cell office:value-type="string" calcext:value-type="string">
            <text:p>Unidy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価格は200x300の板</text:p>
          </table:table-cell>
          <table:table-cell table:number-columns-repeated="1018"/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5">
          <table:table-cell table:number-columns-repeated="3"/>
          <table:table-cell office:value-type="string" calcext:value-type="string">
            <text:p>合計</text:p>
          </table:table-cell>
          <table:table-cell table:style-name="ce41" table:formula="of:=SUM([.E2:.E35])" office:value-type="currency" office:currency="JPY" office:value="11788" calcext:value-type="currency">
            <text:p>￥11,788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av file size" table:style-name="ta1"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number-columns-repeated="3" table:default-cell-style-name="Default"/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1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1.wav</text:p>
          </table:table-cell>
          <table:table-cell/>
          <table:table-cell table:style-name="ce42" table:formula="of:=SUM([.E1:.E32])" office:value-type="float" office:value="235764" calcext:value-type="float">
            <text:p>235,764</text:p>
          </table:table-cell>
          <table:table-cell office:value-type="string" calcext:value-type="string">
            <text:p>byte</text:p>
          </table:table-cell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1138" calcext:value-type="float">
            <text:p>11138</text:p>
          </table:table-cell>
          <table:table-cell office:value-type="string" calcext:value-type="string">
            <text:p>1月</text:p>
          </table:table-cell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1月</text:p>
          </table:table-cell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1月</text:p>
          </table:table-cell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324" calcext:value-type="float">
            <text:p>9324</text:p>
          </table:table-cell>
          <table:table-cell office:value-type="string" calcext:value-type="string">
            <text:p>1月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2254" calcext:value-type="float">
            <text:p>12254</text:p>
          </table:table-cell>
          <table:table-cell office:value-type="string" calcext:value-type="string">
            <text:p>1月</text:p>
          </table:table-cell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2月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5620" calcext:value-type="float">
            <text:p>5620</text:p>
          </table:table-cell>
          <table:table-cell office:value-type="string" calcext:value-type="string">
            <text:p>2月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8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42042" calcext:value-type="float">
            <text:p>42042</text:p>
          </table:table-cell>
          <table:table-cell office:value-type="string" calcext:value-type="string">
            <text:p>8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1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782" calcext:value-type="float">
            <text:p>9782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3618" calcext:value-type="float">
            <text:p>13618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7482" calcext:value-type="float">
            <text:p>27482</text:p>
          </table:table-cell>
          <table:table-cell office:value-type="string" calcext:value-type="string">
            <text:p>8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1046" calcext:value-type="float">
            <text:p>21046</text:p>
          </table:table-cell>
          <table:table-cell office:value-type="string" calcext:value-type="string">
            <text:p>2月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666" calcext:value-type="float">
            <text:p>9666</text:p>
          </table:table-cell>
          <table:table-cell office:value-type="string" calcext:value-type="string">
            <text:p>2月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460" calcext:value-type="float">
            <text:p>9460</text:p>
          </table:table-cell>
          <table:table-cell office:value-type="string" calcext:value-type="string">
            <text:p>2月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7954" calcext:value-type="float">
            <text:p>7954</text:p>
          </table:table-cell>
          <table:table-cell office:value-type="string" calcext:value-type="string">
            <text:p>2月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8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1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1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1月</text:p>
          </table:table-cell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1月</text:p>
          </table:table-cell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月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8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6228" calcext:value-type="float">
            <text:p>16228</text:p>
          </table:table-cell>
          <table:table-cell office:value-type="string" calcext:value-type="string">
            <text:p>8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1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8.wav</text:p>
          </table:table-cell>
          <table:table-cell table:number-columns-repeated="3"/>
        </table:table-row>
      </table:table>
      <table:table table:name="RasPi Pin" table:style-name="ta1">
        <table:table-column table:style-name="co11" table:number-columns-repeated="2" table:default-cell-style-name="Default"/>
        <table:table-row table:style-name="ro3">
          <table:table-cell/>
          <table:table-cell office:value-type="string" calcext:value-type="string">
            <text:p>1 TouchSensor_3.3V</text:p>
          </table:table-cell>
        </table:table-row>
        <table:table-row table:style-name="ro3">
          <table:table-cell office:value-type="string" calcext:value-type="string">
            <text:p>電源</text:p>
          </table:table-cell>
          <table:table-cell table:style-name="ce43" office:value-type="string" calcext:value-type="string">
            <text:p>2 5V(PCMS5102の5Vは、５Vから取る)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table:style-name="ce43" office:value-type="string" calcext:value-type="string">
            <text:p>6 TouchSensor_GND</text:p>
          </table:table-cell>
        </table:table-row>
        <table:table-row table:style-name="ro3">
          <table:table-cell office:value-type="string" calcext:value-type="string">
            <text:p>電源</text:p>
          </table:table-cell>
          <table:table-cell office:value-type="string" calcext:value-type="string">
            <text:p>9,20,25,30,34 or 39 :GND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</table:table-row>
        <table:table-row table:style-name="ro3">
          <table:table-cell/>
          <table:table-cell table:style-name="ce43"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</table:table-row>
        <table:table-row table:style-name="ro3">
          <table:table-cell/>
          <table:table-cell table:style-name="ce43" office:value-type="float" office:value="24" calcext:value-type="float">
            <text:p>24</text:p>
          </table:table-cell>
        </table:table-row>
        <table:table-row table:style-name="ro3">
          <table:table-cell/>
          <table:table-cell office:value-type="float" office:value="35" calcext:value-type="float">
            <text:p>35</text:p>
          </table:table-cell>
        </table:table-row>
        <table:table-row table:style-name="ro3">
          <table:table-cell/>
          <table:table-cell table:style-name="ce43" office:value-type="float" office:value="40" calcext:value-type="float">
            <text:p>40</text:p>
          </table:table-cell>
        </table:table-row>
      </table:table>
      <table:table table:name="touch sensor" table:style-name="ta1">
        <office:forms form:automatic-focus="false" form:apply-design-mode="false"/>
        <table:table-column table:style-name="co33" table:default-cell-style-name="ce97"/>
        <table:table-column table:style-name="co34" table:default-cell-style-name="ce96"/>
        <table:table-column table:style-name="co35" table:default-cell-style-name="ce96"/>
        <table:table-column table:style-name="co36" table:default-cell-style-name="ce98"/>
        <table:table-column table:style-name="co37" table:default-cell-style-name="ce96"/>
        <table:table-column table:style-name="co38" table:default-cell-style-name="ce99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number-columns-repeated="4" table:default-cell-style-name="Default"/>
        <table:table-row table:style-name="ro3">
          <table:table-cell table:style-name="ce95" office:value-type="string" calcext:value-type="string">
            <text:p>Touch sensor layout</text:p>
          </table:table-cell>
          <table:table-cell table:style-name="ce95" table:number-columns-repeated="4"/>
          <table:table-cell/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key_val</text:p>
          </table:table-cell>
          <table:table-cell office:value-type="string" calcext:value-type="string">
            <text:p>get_btn関数</text:p>
          </table:table-cell>
          <table:table-cell table:number-columns-repeated="3"/>
        </table:table-row>
        <table:table-row table:style-name="ro3">
          <table:table-cell table:style-name="ce95" table:number-columns-repeated="5"/>
          <table:table-cell table:number-columns-repeated="3"/>
          <table:table-cell office:value-type="string" calcext:value-type="string">
            <text:p>-1は、BTN</text:p>
          </table:table-cell>
          <table:table-cell table:number-columns-repeated="4"/>
        </table:table-row>
        <table:table-row table:style-name="ro3">
          <table:table-cell table:style-name="ce96" office:value-type="string" calcext:value-type="string">
            <text:p>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in</text:p>
          </table:table-cell>
          <table:table-cell table:style-name="ce96" office:value-type="string" calcext:value-type="string">
            <text:p>purpose</text:p>
          </table:table-cell>
          <table:table-cell office:value-type="string" calcext:value-type="string">
            <text:p>No.</text:p>
          </table:table-cell>
          <table:table-cell/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To col_list[i]</text:p>
          </table:table-cell>
          <table:table-cell office:value-type="string" calcext:value-type="string">
            <text:p>const int col_list[BTN_NUM] ={ RED, BLUE, GREEN, YELLOW };</text:p>
          </table:table-cell>
          <table:table-cell table:number-columns-repeated="2"/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]*16+[.B4]*8+[.C4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]*16+[.B5]*8+[.C5]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]*16+[.B6]*8+[.C6]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UE,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7]*16+[.B7]*8+[.C7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8]*16+[.B8]*8+[.C8]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T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]*16+[.B9]*8+[.C9]" office:value-type="float" office:value="8" calcext:value-type="float">
            <text:p>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N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]*16+[.B10]*8+[.C10]" office:value-type="float" office:value="9" calcext:value-type="float">
            <text:p>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1]*16+[.B11]*8+[.C11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2]*16+[.B12]*8+[.C12]"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3]*16+[.B13]*8+[.C13]"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4]*16+[.B14]*8+[.C14]"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]*16+[.B15]*8+[.C15]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6]*16+[.B16]*8+[.C16]"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7]*16+[.B17]*8+[.C17]" office:value-type="float" office:value="19" calcext:value-type="float">
            <text:p>1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8]*16+[.B18]*8+[.C18]"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9]*16+[.B19]*8+[.C19]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TN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0]*16+[.B20]*8+[.C20]" office:value-type="float" office:value="25" calcext:value-type="float">
            <text:p>2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1]*16+[.B21]*8+[.C21]"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2]*16+[.B22]*8+[.C22]" office:value-type="float" office:value="27" calcext:value-type="float">
            <text:p>2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3]*16+[.B23]*8+[.C23]"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9">0000/00/00</text:date>, <text:time style:data-style-name="N2" text:time-value="21:44:25.86618930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22:01:31.409214835</meta:creation-date>
    <dc:date>2020-02-29T21:53:06.180799654</dc:date>
    <meta:editing-duration>PT10H51M15S</meta:editing-duration>
    <meta:editing-cycles>176</meta:editing-cycles>
    <meta:generator>LibreOffice/5.2.7.2$Linux_x86 LibreOffice_project/20m0$Build-2</meta:generator>
    <meta:document-statistic meta:table-count="8" meta:cell-count="14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9cm" svg:y="3.703cm" style:legend-expansion="high" chart:style-name="ch2"/>
        <chart:plot-area chart:style-name="ch3" table:cell-range-address="compression.B3:compression.D14" svg:x="0.32cm" svg:y="0.18cm" svg:width="13.26cm" svg:height="8.64cm">
          <chartooo:coordinate-region svg:x="1.047cm" svg:y="0.379cm" svg:width="12.34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pression.B3:compression.B14" chart:class="chart:line">
            <chart:data-point chart:repeated="12"/>
          </chart:series>
          <chart:series chart:style-name="ch7" chart:values-cell-range-address="compression.C3:compression.C14" chart:class="chart:line">
            <chart:data-point chart:repeated="12"/>
          </chart:series>
          <chart:series chart:style-name="ch8" chart:values-cell-range-address="compression.D3:compression.D14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142135623731">
                <text:p>1.4142135623731</text:p>
                <draw:g>
                  <svg:desc>compression.B3:compression.B14</svg:desc>
                </draw:g>
              </table:table-cell>
              <table:table-cell office:value-type="float" office:value="0.697856474455816">
                <text:p>0.697856474455816</text:p>
                <draw:g>
                  <svg:desc>compression.C3:compression.C14</svg:desc>
                </draw:g>
              </table:table-cell>
              <table:table-cell office:value-type="float" office:value="0.630929753571457">
                <text:p>0.630929753571457</text:p>
                <draw:g>
                  <svg:desc>compression.D3:compression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1.10607634289794">
                <text:p>1.10607634289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39571294891163">
                <text:p>1.39571294891163</text:p>
              </table:table-cell>
              <table:table-cell office:value-type="float" office:value="1.26185950714291">
                <text:p>1.26185950714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3606797749979">
                <text:p>2.23606797749979</text:p>
              </table:table-cell>
              <table:table-cell office:value-type="float" office:value="1.62037255423801">
                <text:p>1.62037255423801</text:p>
              </table:table-cell>
              <table:table-cell office:value-type="float" office:value="1.46497352071793">
                <text:p>1.46497352071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4948974278318">
                <text:p>2.44948974278318</text:p>
              </table:table-cell>
              <table:table-cell office:value-type="float" office:value="1.80393281735376">
                <text:p>1.80393281735376</text:p>
              </table:table-cell>
              <table:table-cell office:value-type="float" office:value="1.63092975357146">
                <text:p>1.63092975357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4575131106459">
                <text:p>2.64575131106459</text:p>
              </table:table-cell>
              <table:table-cell office:value-type="float" office:value="1.9591308084533">
                <text:p>1.9591308084533</text:p>
              </table:table-cell>
              <table:table-cell office:value-type="float" office:value="1.77124374916142">
                <text:p>1.77124374916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2.09356942336745">
                <text:p>2.09356942336745</text:p>
              </table:table-cell>
              <table:table-cell office:value-type="float" office:value="1.89278926071437">
                <text:p>1.89278926071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.21215268579588">
                <text:p>2.21215268579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2.31822902869382">
                <text:p>2.31822902869382</text:p>
              </table:table-cell>
              <table:table-cell office:value-type="float" office:value="2.09590327428938">
                <text:p>2.09590327428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166247903554">
                <text:p>3.3166247903554</text:p>
              </table:table-cell>
              <table:table-cell office:value-type="float" office:value="2.4141867530032">
                <text:p>2.4141867530032</text:p>
              </table:table-cell>
              <table:table-cell office:value-type="float" office:value="2.18265833864414">
                <text:p>2.18265833864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6410161513775">
                <text:p>3.46410161513775</text:p>
              </table:table-cell>
              <table:table-cell office:value-type="float" office:value="2.50178929180957">
                <text:p>2.50178929180957</text:p>
              </table:table-cell>
              <table:table-cell office:value-type="float" office:value="2.26185950714291">
                <text:p>2.26185950714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0555127546399">
                <text:p>3.60555127546399</text:p>
              </table:table-cell>
              <table:table-cell office:value-type="float" office:value="2.58237581563822">
                <text:p>2.58237581563822</text:p>
              </table:table-cell>
              <table:table-cell office:value-type="float" office:value="2.33471751947279">
                <text:p>2.33471751947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